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111111" style:font-name="標楷體1" fo:font-size="17pt" fo:font-weight="bold" officeooo:rsid="0e73ccec" officeooo:paragraph-rsid="20fb0f64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style:text-underline-style="none" fo:font-weight="bold" officeooo:rsid="0e73ccec" officeooo:paragraph-rsid="20fb0f64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>
      <style:text-properties style:use-window-font-color="true" style:font-name="標楷體1" fo:font-size="17pt" style:text-underline-style="none" fo:font-weight="bold" officeooo:rsid="0e73ccec" officeooo:paragraph-rsid="20fb0f64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41cb316" officeooo:paragraph-rsid="1f638ff8" style:font-name-asian="Liberation Serif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41cb316" officeooo:paragraph-rsid="1f7d805e" style:font-name-asian="Liberation Serif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41cb316" officeooo:paragraph-rsid="1f7c756b" style:font-name-asian="Liberation Serif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41cb316" officeooo:paragraph-rsid="1f694169" style:font-name-asian="Liberation Serif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2306769" officeooo:paragraph-rsid="1f638ff8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style:use-window-font-color="true" style:font-name="標楷體1" fo:font-size="17pt" style:text-underline-style="none" fo:font-weight="bold" officeooo:rsid="1c90e499" officeooo:paragraph-rsid="1f638ff8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style:use-window-font-color="true" style:font-name="標楷體1" fo:font-size="17pt" style:text-underline-style="none" fo:font-weight="bold" officeooo:rsid="1c90e499" officeooo:paragraph-rsid="1f8bffed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style:use-window-font-color="true" style:font-name="標楷體1" fo:font-size="17pt" style:text-underline-style="none" fo:font-weight="bold" officeooo:rsid="1c90e499" officeooo:paragraph-rsid="1f8da1c0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style:use-window-font-color="true" officeooo:paragraph-rsid="1faeb13b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12306769" officeooo:paragraph-rsid="1f638ff8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1c90e499" officeooo:paragraph-rsid="1f638ff8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1d615b6d" officeooo:paragraph-rsid="1f638ff8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12ea27ea" officeooo:paragraph-rsid="1f638ff8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1e45484" officeooo:paragraph-rsid="21fead6d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1e45484" officeooo:paragraph-rsid="222e01d3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1e45484" officeooo:paragraph-rsid="224f39ce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1e45484" officeooo:paragraph-rsid="2256bd45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1e45484" officeooo:paragraph-rsid="22582789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1e45484" officeooo:paragraph-rsid="2225d5d8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1f9ae539" officeooo:paragraph-rsid="225bfdfe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1f9ae539" officeooo:paragraph-rsid="22305f1f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141cb316" officeooo:paragraph-rsid="1f638ff8" style:font-name-asian="Liberation Serif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141cb316" officeooo:paragraph-rsid="1f7041a0" style:font-name-asian="Liberation Serif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141cb316" officeooo:paragraph-rsid="1f7236df" style:font-name-asian="Liberation Serif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141cb316" officeooo:paragraph-rsid="1f775f40" style:font-name-asian="Liberation Serif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141cb316" officeooo:paragraph-rsid="1f75a06e" style:font-name-asian="Liberation Serif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141cb316" officeooo:paragraph-rsid="201e1d13" style:font-name-asian="Liberation Serif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141cb316" officeooo:paragraph-rsid="20f1cbea" style:font-name-asian="Liberation Serif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141cb316" officeooo:paragraph-rsid="1f694169" style:font-name-asian="Liberation Serif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141cb316" officeooo:paragraph-rsid="1f987150" style:font-name-asian="Liberation Serif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141cb316" officeooo:paragraph-rsid="1f98e9a7" style:font-name-asian="Liberation Serif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1c90e499" officeooo:paragraph-rsid="1f638ff8" style:font-name-asian="Liberation Serif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1c90e499" officeooo:paragraph-rsid="213de9fc" style:font-name-asian="Liberation Serif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1c90e499" officeooo:paragraph-rsid="20f89d7e" style:font-name-asian="Liberation Serif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1e45484" officeooo:paragraph-rsid="2256bd45" style:font-name-asian="Liberation Serif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1e45484" officeooo:paragraph-rsid="225bcd1e" style:font-name-asian="Liberation Serif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1e45484" officeooo:paragraph-rsid="22615a27" style:font-name-asian="Liberation Serif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1e45484" officeooo:paragraph-rsid="2243c69f" style:font-name-asian="Liberation Serif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1e45484" officeooo:paragraph-rsid="2230fa50" style:font-name-asian="Liberation Serif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officeooo:paragraph-rsid="200f7c20" style:font-name-asian="Liberation Serif"/>
    </style:style>
    <style:style style:name="P44" style:family="paragraph" style:parent-style-name="Standard" style:list-style-name="L1">
      <style:text-properties fo:color="#333333" style:font-name="Liberation Serif" officeooo:paragraph-rsid="204740e6" style:font-name-asian="Liberation Serif"/>
    </style:style>
    <style:style style:name="P45" style:family="paragraph" style:parent-style-name="Standard" style:list-style-name="L1">
      <style:text-properties fo:color="#333333" style:font-name="Liberation Serif" officeooo:paragraph-rsid="20905212" style:font-name-asian="Liberation Serif"/>
    </style:style>
    <style:style style:name="P46" style:family="paragraph" style:parent-style-name="Standard" style:list-style-name="L1">
      <style:text-properties fo:color="#333333" style:font-name="Liberation Serif" officeooo:paragraph-rsid="209055e6" style:font-name-asian="Liberation Serif"/>
    </style:style>
    <style:style style:name="P47" style:family="paragraph" style:parent-style-name="Standard" style:list-style-name="L1">
      <style:text-properties fo:color="#333333" style:font-name="Liberation Serif" officeooo:paragraph-rsid="1fe9e648" style:font-name-asian="Liberation Serif"/>
    </style:style>
    <style:style style:name="P48" style:family="paragraph" style:parent-style-name="Standard" style:list-style-name="L1">
      <style:text-properties fo:color="#333333" style:font-name="Liberation Serif" officeooo:paragraph-rsid="1ff1dc67" style:font-name-asian="Liberation Serif"/>
    </style:style>
    <style:style style:name="P49" style:family="paragraph" style:parent-style-name="Standard" style:list-style-name="L1">
      <style:text-properties fo:color="#333333" style:font-name="Liberation Serif" officeooo:paragraph-rsid="1ff7ad1c" style:font-name-asian="Liberation Serif"/>
    </style:style>
    <style:style style:name="P50" style:family="paragraph" style:parent-style-name="Standard" style:list-style-name="L1">
      <style:text-properties fo:color="#333333" style:font-name="Liberation Serif" officeooo:paragraph-rsid="1fed8262" style:font-name-asian="Liberation Serif"/>
    </style:style>
    <style:style style:name="P51" style:family="paragraph" style:parent-style-name="Standard" style:list-style-name="L1">
      <style:text-properties fo:color="#333333" style:font-name="Liberation Serif" officeooo:paragraph-rsid="205c27b5" style:font-name-asian="Liberation Serif"/>
    </style:style>
    <style:style style:name="P52" style:family="paragraph" style:parent-style-name="Standard" style:list-style-name="L1">
      <style:text-properties fo:color="#333333" style:font-name="Liberation Serif" officeooo:paragraph-rsid="205e9257" style:font-name-asian="Liberation Serif"/>
    </style:style>
    <style:style style:name="P53" style:family="paragraph" style:parent-style-name="Standard" style:list-style-name="L1">
      <style:text-properties fo:color="#333333" style:font-name="Liberation Serif" officeooo:paragraph-rsid="2071bd02" style:font-name-asian="Liberation Serif"/>
    </style:style>
    <style:style style:name="P54" style:family="paragraph" style:parent-style-name="Standard" style:list-style-name="L1">
      <style:text-properties fo:color="#333333" style:font-name="Liberation Serif" officeooo:paragraph-rsid="206fe3c8" style:font-name-asian="Liberation Serif"/>
    </style:style>
    <style:style style:name="P55" style:family="paragraph" style:parent-style-name="Standard" style:list-style-name="L1">
      <style:text-properties fo:color="#333333" style:font-name="Liberation Serif" officeooo:paragraph-rsid="2073108b" style:font-name-asian="Liberation Serif"/>
    </style:style>
    <style:style style:name="P56" style:family="paragraph" style:parent-style-name="Standard" style:list-style-name="L1">
      <style:text-properties fo:color="#333333" style:font-name="Liberation Serif" officeooo:paragraph-rsid="20bff702" style:font-name-asian="Liberation Serif"/>
    </style:style>
    <style:style style:name="P57" style:family="paragraph" style:parent-style-name="Standard" style:list-style-name="L1">
      <style:text-properties fo:color="#333333" style:font-name="Liberation Serif" officeooo:paragraph-rsid="20b66c29" style:font-name-asian="Liberation Serif"/>
    </style:style>
    <style:style style:name="P58" style:family="paragraph" style:parent-style-name="Standard" style:list-style-name="L1">
      <style:text-properties fo:color="#333333" style:font-name="Liberation Serif" officeooo:paragraph-rsid="20bcd7ae" style:font-name-asian="Liberation Serif"/>
    </style:style>
    <style:style style:name="P59" style:family="paragraph" style:parent-style-name="Standard" style:list-style-name="L1">
      <style:text-properties fo:color="#333333" style:font-name="Liberation Serif" officeooo:paragraph-rsid="2075ed4e" style:font-name-asian="Liberation Serif"/>
    </style:style>
    <style:style style:name="P60" style:family="paragraph" style:parent-style-name="Standard" style:list-style-name="L1">
      <style:text-properties fo:color="#333333" style:font-name="Liberation Serif" officeooo:paragraph-rsid="20b7b2e2" style:font-name-asian="Liberation Serif"/>
    </style:style>
    <style:style style:name="P61" style:family="paragraph" style:parent-style-name="Standard" style:list-style-name="L1">
      <style:text-properties fo:color="#333333" style:font-name="Liberation Serif" officeooo:rsid="20c1408e" officeooo:paragraph-rsid="20bff702" style:font-name-asian="Liberation Serif"/>
    </style:style>
    <style:style style:name="P62" style:family="paragraph" style:parent-style-name="Standard" style:list-style-name="L1">
      <style:text-properties fo:color="#333333" officeooo:paragraph-rsid="1f638ff8"/>
    </style:style>
    <style:style style:name="P63" style:family="paragraph" style:parent-style-name="Standard" style:list-style-name="L1">
      <style:text-properties fo:color="#333333" officeooo:paragraph-rsid="2113deda"/>
    </style:style>
    <style:style style:name="P64" style:family="paragraph" style:parent-style-name="Standard" style:list-style-name="L1">
      <style:text-properties fo:color="#333333" officeooo:paragraph-rsid="21296f6b"/>
    </style:style>
    <style:style style:name="P65" style:family="paragraph" style:parent-style-name="Standard" style:list-style-name="L1">
      <style:text-properties fo:color="#333333" officeooo:paragraph-rsid="212bb53c"/>
    </style:style>
    <style:style style:name="P66" style:family="paragraph" style:parent-style-name="Standard" style:list-style-name="L1">
      <style:text-properties fo:color="#333333" officeooo:paragraph-rsid="212875eb"/>
    </style:style>
    <style:style style:name="P67" style:family="paragraph" style:parent-style-name="Standard" style:list-style-name="L1">
      <style:text-properties fo:color="#333333" officeooo:paragraph-rsid="1f85d19d"/>
    </style:style>
    <style:style style:name="P68" style:family="paragraph" style:parent-style-name="Standard" style:list-style-name="L1">
      <style:text-properties fo:color="#333333" officeooo:paragraph-rsid="1f9dc01f"/>
    </style:style>
    <style:style style:name="P69" style:family="paragraph" style:parent-style-name="Standard" style:list-style-name="L1">
      <style:text-properties fo:color="#333333" officeooo:paragraph-rsid="1f9cd15b"/>
    </style:style>
    <style:style style:name="P70" style:family="paragraph" style:parent-style-name="Standard" style:list-style-name="L1">
      <style:text-properties fo:color="#333333" officeooo:paragraph-rsid="1fa8078b"/>
    </style:style>
    <style:style style:name="P71" style:family="paragraph" style:parent-style-name="Standard" style:list-style-name="L1">
      <style:text-properties fo:color="#333333" officeooo:paragraph-rsid="20561936"/>
    </style:style>
    <style:style style:name="P72" style:family="paragraph" style:parent-style-name="Standard" style:list-style-name="L1">
      <style:text-properties fo:color="#333333" officeooo:paragraph-rsid="1fb27732"/>
    </style:style>
    <style:style style:name="P73" style:family="paragraph" style:parent-style-name="Standard" style:list-style-name="L1">
      <style:text-properties fo:color="#333333" officeooo:paragraph-rsid="1fb2e323"/>
    </style:style>
    <style:style style:name="P74" style:family="paragraph" style:parent-style-name="Standard" style:list-style-name="L1">
      <style:text-properties fo:color="#333333" officeooo:paragraph-rsid="1fb5fd7b"/>
    </style:style>
    <style:style style:name="P75" style:family="paragraph" style:parent-style-name="Standard" style:list-style-name="L1">
      <style:text-properties fo:color="#333333" officeooo:paragraph-rsid="1fd2666e"/>
    </style:style>
    <style:style style:name="P76" style:family="paragraph" style:parent-style-name="Standard" style:list-style-name="L1">
      <style:text-properties fo:color="#333333" officeooo:paragraph-rsid="20101ad5"/>
    </style:style>
    <style:style style:name="P77" style:family="paragraph" style:parent-style-name="Standard" style:list-style-name="L1">
      <style:text-properties fo:color="#333333" officeooo:paragraph-rsid="200f7c20"/>
    </style:style>
    <style:style style:name="P78" style:family="paragraph" style:parent-style-name="Standard" style:list-style-name="L1">
      <style:text-properties fo:color="#333333" officeooo:paragraph-rsid="209055e6"/>
    </style:style>
    <style:style style:name="P79" style:family="paragraph" style:parent-style-name="Standard" style:list-style-name="L1">
      <style:text-properties fo:color="#333333" officeooo:paragraph-rsid="2092368a"/>
    </style:style>
    <style:style style:name="P80" style:family="paragraph" style:parent-style-name="Standard" style:list-style-name="L1">
      <style:text-properties fo:color="#333333" officeooo:paragraph-rsid="1fdec274"/>
    </style:style>
    <style:style style:name="P81" style:family="paragraph" style:parent-style-name="Standard" style:list-style-name="L1">
      <style:text-properties fo:color="#333333" officeooo:paragraph-rsid="1ffb90c3"/>
    </style:style>
    <style:style style:name="P82" style:family="paragraph" style:parent-style-name="Standard" style:list-style-name="L1">
      <style:text-properties fo:color="#333333" officeooo:paragraph-rsid="206068d9"/>
    </style:style>
    <style:style style:name="P83" style:family="paragraph" style:parent-style-name="Standard" style:list-style-name="L1">
      <style:text-properties fo:color="#333333" officeooo:paragraph-rsid="2064eb30"/>
    </style:style>
    <style:style style:name="P84" style:family="paragraph" style:parent-style-name="Standard" style:list-style-name="L1">
      <style:text-properties fo:color="#333333" officeooo:paragraph-rsid="20c5a68a"/>
    </style:style>
    <style:style style:name="P85" style:family="paragraph" style:parent-style-name="Standard" style:list-style-name="L1">
      <style:text-properties fo:color="#333333" officeooo:paragraph-rsid="20c8684e"/>
    </style:style>
    <style:style style:name="P86" style:family="paragraph" style:parent-style-name="Standard" style:list-style-name="L1">
      <style:text-properties fo:color="#333333" officeooo:paragraph-rsid="20dae9f2"/>
    </style:style>
    <style:style style:name="P87" style:family="paragraph" style:parent-style-name="Standard" style:list-style-name="L1">
      <style:text-properties fo:color="#333333" officeooo:paragraph-rsid="20b7b2e2"/>
    </style:style>
    <style:style style:name="P88" style:family="paragraph" style:parent-style-name="Standard" style:list-style-name="L1">
      <style:text-properties fo:color="#333333" officeooo:rsid="133b5322" officeooo:paragraph-rsid="1f638ff8"/>
    </style:style>
    <style:style style:name="P89" style:family="paragraph" style:parent-style-name="Standard" style:list-style-name="L1">
      <style:text-properties fo:color="#333333" style:font-name="標楷體1" fo:font-size="17pt" style:text-underline-style="none" fo:font-weight="bold" officeooo:rsid="12ea27ea" officeooo:paragraph-rsid="1f638ff8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標楷體1" fo:font-size="17pt" style:text-underline-style="none" fo:font-weight="bold" officeooo:rsid="12ea27ea" officeooo:paragraph-rsid="1f6f0b34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標楷體1" fo:font-size="17pt" style:text-underline-style="none" fo:font-weight="bold" officeooo:rsid="1c90e499" officeooo:paragraph-rsid="1f638ff8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標楷體1" fo:font-size="17pt" style:text-underline-style="none" fo:font-weight="bold" officeooo:rsid="1c90e499" officeooo:paragraph-rsid="1f7d805e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標楷體1" fo:font-size="17pt" style:text-underline-style="none" fo:font-weight="bold" officeooo:rsid="1c90e499" officeooo:paragraph-rsid="201fb10d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標楷體1" fo:font-size="17pt" style:text-underline-style="none" fo:font-weight="bold" officeooo:rsid="1c90e499" officeooo:paragraph-rsid="2103a52e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標楷體1" fo:font-size="17pt" style:text-underline-style="none" fo:font-weight="bold" officeooo:rsid="1c90e499" officeooo:paragraph-rsid="20fc7458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標楷體1" fo:font-size="17pt" style:text-underline-style="none" fo:font-weight="bold" officeooo:rsid="1c90e499" officeooo:paragraph-rsid="210d2c73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標楷體1" fo:font-size="17pt" style:text-underline-style="none" fo:font-weight="bold" officeooo:rsid="1c90e499" officeooo:paragraph-rsid="210cb78e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標楷體1" fo:font-size="17pt" style:text-underline-style="none" fo:font-weight="bold" officeooo:rsid="1c90e499" officeooo:paragraph-rsid="210547c0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標楷體1" fo:font-size="17pt" style:text-underline-style="none" fo:font-weight="bold" officeooo:rsid="1c90e499" officeooo:paragraph-rsid="210984cd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標楷體1" fo:font-size="17pt" style:text-underline-style="none" fo:font-weight="bold" officeooo:rsid="1c90e499" officeooo:paragraph-rsid="210e4ade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標楷體1" fo:font-size="17pt" style:text-underline-style="none" fo:font-weight="bold" officeooo:rsid="1c90e499" officeooo:paragraph-rsid="210f5d67" style:font-name-asian="標楷體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標楷體1" fo:font-size="17pt" style:text-underline-style="none" fo:font-weight="bold" officeooo:rsid="1c90e499" officeooo:paragraph-rsid="210986a4" style:font-name-asian="標楷體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標楷體1" fo:font-size="17pt" style:text-underline-style="none" fo:font-weight="bold" officeooo:rsid="1c90e499" officeooo:paragraph-rsid="210a0d8a" style:font-name-asian="標楷體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標楷體1" fo:font-size="17pt" style:text-underline-style="none" fo:font-weight="bold" officeooo:rsid="1c90e499" officeooo:paragraph-rsid="210bad70" style:font-name-asian="標楷體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標楷體1" fo:font-size="17pt" style:text-underline-style="none" fo:font-weight="bold" officeooo:rsid="1c90e499" officeooo:paragraph-rsid="21237731" style:font-name-asian="標楷體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text-properties fo:color="#333333" style:font-name="標楷體1" fo:font-size="17pt" style:text-underline-style="none" fo:font-weight="bold" officeooo:rsid="1c90e499" officeooo:paragraph-rsid="2115a4df" style:font-name-asian="標楷體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標楷體1" fo:font-size="17pt" style:text-underline-style="none" fo:font-weight="bold" officeooo:rsid="1c90e499" officeooo:paragraph-rsid="2113deda" style:font-name-asian="標楷體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標楷體1" fo:font-size="17pt" style:text-underline-style="none" fo:font-weight="bold" officeooo:rsid="1c90e499" officeooo:paragraph-rsid="2115a605" style:font-name-asian="標楷體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標楷體1" fo:font-size="17pt" style:text-underline-style="none" fo:font-weight="bold" officeooo:rsid="1c90e499" officeooo:paragraph-rsid="21272512" style:font-name-asian="標楷體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標楷體1" fo:font-size="17pt" style:text-underline-style="none" fo:font-weight="bold" officeooo:rsid="1c90e499" officeooo:paragraph-rsid="211b06db" style:font-name-asian="標楷體1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標楷體1" fo:font-size="17pt" style:text-underline-style="none" fo:font-weight="bold" officeooo:rsid="1c90e499" officeooo:paragraph-rsid="201e1d13" style:font-name-asian="標楷體1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標楷體1" fo:font-size="17pt" style:text-underline-style="none" fo:font-weight="bold" officeooo:rsid="1c90e499" officeooo:paragraph-rsid="20ec25ee" style:font-name-asian="標楷體1" style:font-size-asian="17pt" style:language-asian="zh" style:country-asian="TW" style:font-weight-asian="bold" style:font-size-complex="17pt" style:font-weight-complex="bold"/>
    </style:style>
    <style:style style:name="P113" style:family="paragraph" style:parent-style-name="Standard" style:list-style-name="L1">
      <style:text-properties fo:color="#333333" style:font-name="標楷體1" fo:font-size="17pt" style:text-underline-style="none" fo:font-weight="bold" officeooo:rsid="1c90e499" officeooo:paragraph-rsid="20e2fe82" style:font-name-asian="標楷體1" style:font-size-asian="17pt" style:language-asian="zh" style:country-asian="TW" style:font-weight-asian="bold" style:font-size-complex="17pt" style:font-weight-complex="bold"/>
    </style:style>
    <style:style style:name="P114" style:family="paragraph" style:parent-style-name="Standard" style:list-style-name="L1">
      <style:text-properties fo:color="#333333" style:font-name="標楷體1" fo:font-size="17pt" style:text-underline-style="none" fo:font-weight="bold" officeooo:rsid="1c90e499" officeooo:paragraph-rsid="213e4831" style:font-name-asian="標楷體1" style:font-size-asian="17pt" style:language-asian="zh" style:country-asian="TW" style:font-weight-asian="bold" style:font-size-complex="17pt" style:font-weight-complex="bold"/>
    </style:style>
    <style:style style:name="P115" style:family="paragraph" style:parent-style-name="Standard" style:list-style-name="L1">
      <style:text-properties fo:color="#333333" style:font-name="標楷體1" fo:font-size="17pt" style:text-underline-style="none" fo:font-weight="bold" officeooo:rsid="1c90e499" officeooo:paragraph-rsid="20f03790" style:font-name-asian="標楷體1" style:font-size-asian="17pt" style:language-asian="zh" style:country-asian="TW" style:font-weight-asian="bold" style:font-size-complex="17pt" style:font-weight-complex="bold"/>
    </style:style>
    <style:style style:name="P116" style:family="paragraph" style:parent-style-name="Standard" style:list-style-name="L1">
      <style:text-properties fo:color="#333333" style:font-name="標楷體1" fo:font-size="17pt" style:text-underline-style="none" fo:font-weight="bold" officeooo:rsid="1c90e499" officeooo:paragraph-rsid="213de9fc" style:font-name-asian="標楷體1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 style:list-style-name="L1">
      <style:text-properties fo:color="#333333" style:font-name="標楷體1" fo:font-size="17pt" style:text-underline-style="none" fo:font-weight="bold" officeooo:rsid="1c90e499" officeooo:paragraph-rsid="1fa0782d" style:font-name-asian="標楷體1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 style:list-style-name="L1">
      <style:text-properties fo:color="#333333" style:font-name="標楷體1" fo:font-size="17pt" style:text-underline-style="none" fo:font-weight="bold" officeooo:rsid="1c90e499" officeooo:paragraph-rsid="226c4d1d" style:font-name-asian="標楷體1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 style:list-style-name="L1">
      <style:text-properties fo:color="#333333" style:font-name="標楷體1" fo:font-size="17pt" style:text-underline-style="none" fo:font-weight="bold" officeooo:rsid="1c9b4de3" officeooo:paragraph-rsid="1f638ff8" style:font-name-asian="標楷體1" style:font-size-asian="17pt" style:language-asian="zh" style:country-asian="TW" style:font-weight-asian="bold" style:font-size-complex="17pt" style:font-weight-complex="bold"/>
    </style:style>
    <style:style style:name="P120" style:family="paragraph" style:parent-style-name="Standard" style:list-style-name="L1">
      <style:text-properties fo:color="#333333" style:font-name="標楷體1" fo:font-size="17pt" style:text-underline-style="none" fo:font-weight="bold" officeooo:rsid="1f9ae539" officeooo:paragraph-rsid="1fb27732" style:font-name-asian="標楷體1" style:font-size-asian="17pt" style:language-asian="zh" style:country-asian="TW" style:font-weight-asian="bold" style:font-size-complex="17pt" style:font-weight-complex="bold"/>
    </style:style>
    <style:style style:name="P121" style:family="paragraph" style:parent-style-name="Standard" style:list-style-name="L1">
      <style:text-properties fo:color="#333333" style:font-name="標楷體1" fo:font-size="17pt" style:text-underline-style="none" fo:font-weight="bold" officeooo:rsid="1f9ae539" officeooo:paragraph-rsid="1fb6d068" style:font-name-asian="標楷體1" style:font-size-asian="17pt" style:language-asian="zh" style:country-asian="TW" style:font-weight-asian="bold" style:font-size-complex="17pt" style:font-weight-complex="bold"/>
    </style:style>
    <style:style style:name="P122" style:family="paragraph" style:parent-style-name="Standard" style:list-style-name="L1">
      <style:text-properties fo:color="#333333" style:font-name="標楷體1" fo:font-size="17pt" style:text-underline-style="none" fo:font-weight="bold" officeooo:rsid="1f9ae539" officeooo:paragraph-rsid="1fd07301" style:font-name-asian="標楷體1" style:font-size-asian="17pt" style:language-asian="zh" style:country-asian="TW" style:font-weight-asian="bold" style:font-size-complex="17pt" style:font-weight-complex="bold"/>
    </style:style>
    <style:style style:name="P123" style:family="paragraph" style:parent-style-name="Standard" style:list-style-name="L1">
      <style:text-properties fo:color="#333333" style:font-name="標楷體1" fo:font-size="17pt" style:text-underline-style="none" fo:font-weight="bold" officeooo:rsid="1f9ae539" officeooo:paragraph-rsid="204b416e" style:font-name-asian="標楷體1" style:font-size-asian="17pt" style:language-asian="zh" style:country-asian="TW" style:font-weight-asian="bold" style:font-size-complex="17pt" style:font-weight-complex="bold"/>
    </style:style>
    <style:style style:name="P124" style:family="paragraph" style:parent-style-name="Standard" style:list-style-name="L1">
      <style:text-properties fo:color="#333333" style:font-name="標楷體1" fo:font-size="17pt" style:text-underline-style="none" fo:font-weight="bold" officeooo:rsid="1f9ae539" officeooo:paragraph-rsid="209777b3" style:font-name-asian="標楷體1" style:font-size-asian="17pt" style:language-asian="zh" style:country-asian="TW" style:font-weight-asian="bold" style:font-size-complex="17pt" style:font-weight-complex="bold"/>
    </style:style>
    <style:style style:name="P125" style:family="paragraph" style:parent-style-name="Standard" style:list-style-name="L1">
      <style:text-properties fo:color="#333333" style:font-name="標楷體1" fo:font-size="17pt" style:text-underline-style="none" fo:font-weight="bold" officeooo:rsid="1f9ae539" officeooo:paragraph-rsid="209b57e9" style:font-name-asian="標楷體1" style:font-size-asian="17pt" style:language-asian="zh" style:country-asian="TW" style:font-weight-asian="bold" style:font-size-complex="17pt" style:font-weight-complex="bold"/>
    </style:style>
    <style:style style:name="P126" style:family="paragraph" style:parent-style-name="Standard" style:list-style-name="L1">
      <style:text-properties fo:color="#333333" style:font-name="標楷體1" fo:font-size="17pt" style:text-underline-style="none" fo:font-weight="bold" officeooo:rsid="1f9ae539" officeooo:paragraph-rsid="209c3a41" style:font-name-asian="標楷體1" style:font-size-asian="17pt" style:language-asian="zh" style:country-asian="TW" style:font-weight-asian="bold" style:font-size-complex="17pt" style:font-weight-complex="bold"/>
    </style:style>
    <style:style style:name="P127" style:family="paragraph" style:parent-style-name="Standard" style:list-style-name="L1">
      <style:text-properties fo:color="#333333" style:font-name="標楷體1" fo:font-size="17pt" style:text-underline-style="none" fo:font-weight="bold" officeooo:rsid="1f9ae539" officeooo:paragraph-rsid="20ae2fe3" style:font-name-asian="標楷體1" style:font-size-asian="17pt" style:language-asian="zh" style:country-asian="TW" style:font-weight-asian="bold" style:font-size-complex="17pt" style:font-weight-complex="bold"/>
    </style:style>
    <style:style style:name="P128" style:family="paragraph" style:parent-style-name="Standard" style:list-style-name="L1">
      <style:text-properties fo:color="#333333" style:font-name="標楷體1" fo:font-size="17pt" style:text-underline-style="none" fo:font-weight="bold" officeooo:rsid="1f9ae539" officeooo:paragraph-rsid="20a511d7" style:font-name-asian="標楷體1" style:font-size-asian="17pt" style:language-asian="zh" style:country-asian="TW" style:font-weight-asian="bold" style:font-size-complex="17pt" style:font-weight-complex="bold"/>
    </style:style>
    <style:style style:name="P129" style:family="paragraph" style:parent-style-name="Standard" style:list-style-name="L1">
      <style:text-properties fo:color="#333333" style:font-name="標楷體1" fo:font-size="17pt" style:text-underline-style="none" fo:font-weight="bold" officeooo:rsid="1f9ae539" officeooo:paragraph-rsid="209f319a" style:font-name-asian="標楷體1" style:font-size-asian="17pt" style:language-asian="zh" style:country-asian="TW" style:font-weight-asian="bold" style:font-size-complex="17pt" style:font-weight-complex="bold"/>
    </style:style>
    <style:style style:name="P130" style:family="paragraph" style:parent-style-name="Standard" style:list-style-name="L1">
      <style:text-properties fo:color="#333333" style:font-name="標楷體1" fo:font-size="17pt" style:text-underline-style="none" fo:font-weight="bold" officeooo:rsid="1f9ae539" officeooo:paragraph-rsid="1fdec274" style:font-name-asian="標楷體1" style:font-size-asian="17pt" style:language-asian="zh" style:country-asian="TW" style:font-weight-asian="bold" style:font-size-complex="17pt" style:font-weight-complex="bold"/>
    </style:style>
    <style:style style:name="P131" style:family="paragraph" style:parent-style-name="Standard" style:list-style-name="L1">
      <style:text-properties fo:color="#333333" style:font-name="標楷體1" fo:font-size="17pt" style:text-underline-style="none" fo:font-weight="bold" officeooo:rsid="1f9ae539" officeooo:paragraph-rsid="204d718a" style:font-name-asian="標楷體1" style:font-size-asian="17pt" style:language-asian="zh" style:country-asian="TW" style:font-weight-asian="bold" style:font-size-complex="17pt" style:font-weight-complex="bold"/>
    </style:style>
    <style:style style:name="P132" style:family="paragraph" style:parent-style-name="Standard" style:list-style-name="L1">
      <style:text-properties fo:color="#333333" style:font-name="標楷體1" fo:font-size="17pt" style:text-underline-style="none" fo:font-weight="bold" officeooo:rsid="1f9ae539" officeooo:paragraph-rsid="2073108b" style:font-name-asian="標楷體1" style:font-size-asian="17pt" style:language-asian="zh" style:country-asian="TW" style:font-weight-asian="bold" style:font-size-complex="17pt" style:font-weight-complex="bold"/>
    </style:style>
    <style:style style:name="P133" style:family="paragraph" style:parent-style-name="Standard" style:list-style-name="L1">
      <style:text-properties fo:color="#333333" style:font-name="標楷體1" fo:font-size="17pt" style:text-underline-style="none" fo:font-weight="bold" officeooo:rsid="1f9ae539" officeooo:paragraph-rsid="20c5a68a" style:font-name-asian="標楷體1" style:font-size-asian="17pt" style:language-asian="zh" style:country-asian="TW" style:font-weight-asian="bold" style:font-size-complex="17pt" style:font-weight-complex="bold"/>
    </style:style>
    <style:style style:name="P134" style:family="paragraph" style:parent-style-name="Standard" style:list-style-name="L1">
      <style:text-properties fo:color="#333333" style:font-name="標楷體1" fo:font-size="17pt" style:text-underline-style="none" fo:font-weight="bold" officeooo:rsid="1f9ae539" officeooo:paragraph-rsid="20864072" style:font-name-asian="標楷體1" style:font-size-asian="17pt" style:language-asian="zh" style:country-asian="TW" style:font-weight-asian="bold" style:font-size-complex="17pt" style:font-weight-complex="bold"/>
    </style:style>
    <style:style style:name="P135" style:family="paragraph" style:parent-style-name="Standard" style:list-style-name="L1">
      <style:text-properties fo:color="#333333" style:font-name="標楷體1" fo:font-size="17pt" style:text-underline-style="none" fo:font-weight="bold" officeooo:rsid="1f9ae539" officeooo:paragraph-rsid="208d4c08" style:font-name-asian="標楷體1" style:font-size-asian="17pt" style:language-asian="zh" style:country-asian="TW" style:font-weight-asian="bold" style:font-size-complex="17pt" style:font-weight-complex="bold"/>
    </style:style>
    <style:style style:name="P136" style:family="paragraph" style:parent-style-name="Standard" style:list-style-name="L1">
      <style:text-properties fo:color="#333333" style:font-name="標楷體1" fo:font-size="17pt" style:text-underline-style="none" fo:font-weight="bold" officeooo:rsid="1f9ae539" officeooo:paragraph-rsid="20b7b2e2" style:font-name-asian="標楷體1" style:font-size-asian="17pt" style:language-asian="zh" style:country-asian="TW" style:font-weight-asian="bold" style:font-size-complex="17pt" style:font-weight-complex="bold"/>
    </style:style>
    <style:style style:name="P137" style:family="paragraph" style:parent-style-name="Standard" style:list-style-name="L1">
      <style:text-properties fo:color="#333333" style:font-name="標楷體1" fo:font-size="17pt" style:text-underline-style="none" fo:font-weight="bold" officeooo:rsid="1f9ae539" officeooo:paragraph-rsid="218b6f38" style:font-name-asian="標楷體1" style:font-size-asian="17pt" style:language-asian="zh" style:country-asian="TW" style:font-weight-asian="bold" style:font-size-complex="17pt" style:font-weight-complex="bold"/>
    </style:style>
    <style:style style:name="P138" style:family="paragraph" style:parent-style-name="Standard" style:list-style-name="L1">
      <style:text-properties fo:color="#333333" style:font-name="標楷體1" fo:font-size="17pt" style:text-underline-style="none" fo:font-weight="bold" officeooo:rsid="1f9ae539" officeooo:paragraph-rsid="21d0a543" style:font-name-asian="標楷體1" style:font-size-asian="17pt" style:language-asian="zh" style:country-asian="TW" style:font-weight-asian="bold" style:font-size-complex="17pt" style:font-weight-complex="bold"/>
    </style:style>
    <style:style style:name="P139" style:family="paragraph" style:parent-style-name="Standard" style:list-style-name="L1">
      <style:text-properties fo:color="#333333" style:font-name="標楷體1" fo:font-size="17pt" style:text-underline-style="none" fo:font-weight="bold" officeooo:rsid="1f9ae539" officeooo:paragraph-rsid="21b31c2c" style:font-name-asian="標楷體1" style:font-size-asian="17pt" style:language-asian="zh" style:country-asian="TW" style:font-weight-asian="bold" style:font-size-complex="17pt" style:font-weight-complex="bold"/>
    </style:style>
    <style:style style:name="P140" style:family="paragraph" style:parent-style-name="Standard" style:list-style-name="L1">
      <style:text-properties fo:color="#333333" style:font-name="標楷體1" fo:font-size="17pt" style:text-underline-style="none" fo:font-weight="bold" officeooo:rsid="1f9ae539" officeooo:paragraph-rsid="21a96bda" style:font-name-asian="標楷體1" style:font-size-asian="17pt" style:language-asian="zh" style:country-asian="TW" style:font-weight-asian="bold" style:font-size-complex="17pt" style:font-weight-complex="bold"/>
    </style:style>
    <style:style style:name="P141" style:family="paragraph" style:parent-style-name="Standard" style:list-style-name="L1">
      <style:text-properties fo:color="#333333" style:font-name="標楷體1" fo:font-size="17pt" style:text-underline-style="none" fo:font-weight="bold" officeooo:rsid="1f9ae539" officeooo:paragraph-rsid="218085a1" style:font-name-asian="標楷體1" style:font-size-asian="17pt" style:language-asian="zh" style:country-asian="TW" style:font-weight-asian="bold" style:font-size-complex="17pt" style:font-weight-complex="bold"/>
    </style:style>
    <style:style style:name="P142" style:family="paragraph" style:parent-style-name="Standard" style:list-style-name="L1">
      <style:text-properties fo:color="#333333" style:font-name="標楷體1" fo:font-size="17pt" style:text-underline-style="none" fo:font-weight="bold" officeooo:rsid="1f9ae539" officeooo:paragraph-rsid="2182b6cd" style:font-name-asian="標楷體1" style:font-size-asian="17pt" style:language-asian="zh" style:country-asian="TW" style:font-weight-asian="bold" style:font-size-complex="17pt" style:font-weight-complex="bold"/>
    </style:style>
    <style:style style:name="P143" style:family="paragraph" style:parent-style-name="Standard" style:list-style-name="L1">
      <style:text-properties fo:color="#333333" style:font-name="標楷體1" fo:font-size="17pt" style:text-underline-style="none" fo:font-weight="bold" officeooo:rsid="1f9ae539" officeooo:paragraph-rsid="21843ff2" style:font-name-asian="標楷體1" style:font-size-asian="17pt" style:language-asian="zh" style:country-asian="TW" style:font-weight-asian="bold" style:font-size-complex="17pt" style:font-weight-complex="bold"/>
    </style:style>
    <style:style style:name="P144" style:family="paragraph" style:parent-style-name="Standard" style:list-style-name="L1">
      <style:text-properties fo:color="#333333" style:font-name="標楷體1" fo:font-size="17pt" style:text-underline-style="none" fo:font-weight="bold" officeooo:rsid="1f9ae539" officeooo:paragraph-rsid="21b78fde" style:font-name-asian="標楷體1" style:font-size-asian="17pt" style:language-asian="zh" style:country-asian="TW" style:font-weight-asian="bold" style:font-size-complex="17pt" style:font-weight-complex="bold"/>
    </style:style>
    <style:style style:name="P145" style:family="paragraph" style:parent-style-name="Standard" style:list-style-name="L1">
      <style:text-properties fo:color="#333333" style:font-name="標楷體1" fo:font-size="17pt" style:text-underline-style="none" fo:font-weight="bold" officeooo:rsid="20c1408e" officeooo:paragraph-rsid="20c1408e" style:font-name-asian="標楷體1" style:font-size-asian="17pt" style:language-asian="zh" style:country-asian="TW" style:font-weight-asian="bold" style:font-size-complex="17pt" style:font-weight-complex="bold"/>
    </style:style>
    <style:style style:name="P146" style:family="paragraph" style:parent-style-name="Standard" style:list-style-name="L1">
      <style:text-properties fo:color="#333333" style:font-name="標楷體1" fo:font-size="17pt" style:text-underline-style="none" fo:font-weight="bold" officeooo:rsid="20c1408e" officeooo:paragraph-rsid="20c8684e" style:font-name-asian="標楷體1" style:font-size-asian="17pt" style:language-asian="zh" style:country-asian="TW" style:font-weight-asian="bold" style:font-size-complex="17pt" style:font-weight-complex="bold"/>
    </style:style>
    <style:style style:name="P147" style:family="paragraph" style:parent-style-name="Standard" style:list-style-name="L1">
      <style:text-properties fo:color="#333333" style:font-name="標楷體1" fo:font-size="17pt" style:text-underline-style="none" fo:font-weight="bold" officeooo:rsid="21e5d2de" officeooo:paragraph-rsid="21e96bbc" style:font-name-asian="標楷體1" style:font-size-asian="17pt" style:language-asian="zh" style:country-asian="TW" style:font-weight-asian="bold" style:font-size-complex="17pt" style:font-weight-complex="bold"/>
    </style:style>
    <style:style style:name="P148" style:family="paragraph" style:parent-style-name="Standard" style:list-style-name="L1">
      <style:text-properties fo:color="#333333" style:font-name="標楷體1" fo:font-size="17pt" style:text-underline-style="none" fo:font-weight="bold" officeooo:rsid="21e45484" officeooo:paragraph-rsid="21e9938b" style:font-name-asian="標楷體1" style:font-size-asian="17pt" style:language-asian="zh" style:country-asian="TW" style:font-weight-asian="bold" style:font-size-complex="17pt" style:font-weight-complex="bold"/>
    </style:style>
    <style:style style:name="P149" style:family="paragraph" style:parent-style-name="Standard" style:list-style-name="L1">
      <style:text-properties fo:color="#333333" style:font-name="標楷體1" fo:font-size="17pt" style:text-underline-style="none" fo:font-weight="bold" officeooo:rsid="21e45484" officeooo:paragraph-rsid="2234982d" style:font-name-asian="標楷體1" style:font-size-asian="17pt" style:language-asian="zh" style:country-asian="TW" style:font-weight-asian="bold" style:font-size-complex="17pt" style:font-weight-complex="bold"/>
    </style:style>
    <style:style style:name="P150" style:family="paragraph" style:parent-style-name="Standard" style:list-style-name="L1">
      <style:text-properties fo:color="#333333" style:font-name="標楷體1" fo:font-size="17pt" style:text-underline-style="none" fo:font-weight="bold" officeooo:rsid="21e45484" officeooo:paragraph-rsid="21fead6d" style:font-name-asian="標楷體1" style:font-size-asian="17pt" style:language-asian="zh" style:country-asian="TW" style:font-weight-asian="bold" style:font-size-complex="17pt" style:font-weight-complex="bold"/>
    </style:style>
    <style:style style:name="P151" style:family="paragraph" style:parent-style-name="Standard" style:list-style-name="L1">
      <style:text-properties fo:color="#333333" style:font-name="標楷體1" fo:font-weight="bold" officeooo:paragraph-rsid="1f85d19d" style:font-name-asian="標楷體1" style:font-weight-asian="bold" style:font-weight-complex="bold"/>
    </style:style>
    <style:style style:name="P152" style:family="paragraph" style:parent-style-name="Standard" style:list-style-name="L1">
      <style:text-properties fo:color="#333333" style:font-name="標楷體1" fo:font-weight="bold" officeooo:rsid="1f9ae539" officeooo:paragraph-rsid="1faef926" style:font-name-asian="標楷體1" style:font-weight-asian="bold" style:font-weight-complex="bold"/>
    </style:style>
    <style:style style:name="P153" style:family="paragraph" style:parent-style-name="Standard" style:list-style-name="L1">
      <style:text-properties fo:color="#333333" style:font-name="標楷體1" fo:font-weight="bold" officeooo:rsid="1f9ae539" officeooo:paragraph-rsid="1fabe7cd" style:font-name-asian="標楷體1" style:font-weight-asian="bold" style:font-weight-complex="bold"/>
    </style:style>
    <style:style style:name="P154" style:family="paragraph" style:parent-style-name="Standard" style:list-style-name="L1">
      <style:text-properties fo:color="#333333" officeooo:rsid="209c3a41" officeooo:paragraph-rsid="209c3a41"/>
    </style:style>
    <style:style style:name="P155" style:family="paragraph" style:parent-style-name="Standard" style:list-style-name="L1">
      <style:text-properties fo:color="#333333" officeooo:rsid="209c3a41" officeooo:paragraph-rsid="209fa789"/>
    </style:style>
    <style:style style:name="P156" style:family="paragraph" style:parent-style-name="Standard" style:list-style-name="L1">
      <style:text-properties fo:color="#333333" officeooo:rsid="209c3a41" officeooo:paragraph-rsid="209f319a"/>
    </style:style>
    <style:style style:name="P157" style:family="paragraph" style:parent-style-name="Standard" style:list-style-name="L1">
      <style:text-properties fo:color="#333333" officeooo:rsid="20c1408e" officeooo:paragraph-rsid="20c9ff37"/>
    </style:style>
    <style:style style:name="P158" style:family="paragraph" style:parent-style-name="Standard" style:list-style-name="L1">
      <style:text-properties fo:color="#333333" officeooo:rsid="20c1408e" officeooo:paragraph-rsid="20c1408e"/>
    </style:style>
    <style:style style:name="P159" style:family="paragraph" style:parent-style-name="Standard" style:list-style-name="L1">
      <style:text-properties fo:color="#333333" officeooo:rsid="20c1408e" officeooo:paragraph-rsid="20c8684e"/>
    </style:style>
    <style:style style:name="P160" style:family="paragraph" style:parent-style-name="Standard" style:list-style-name="L1">
      <style:text-properties fo:color="#333333" officeooo:rsid="20c1408e" officeooo:paragraph-rsid="20dae9f2"/>
    </style:style>
    <style:style style:name="P161" style:family="paragraph" style:parent-style-name="Standard" style:list-style-name="L1">
      <style:text-properties fo:color="#333333" officeooo:rsid="20c1408e" officeooo:paragraph-rsid="20d19d25"/>
    </style:style>
    <style:style style:name="T1" style:family="text">
      <style:text-properties fo:color="#050505"/>
    </style:style>
    <style:style style:name="T2" style:family="text">
      <style:text-properties fo:color="#050505" style:font-name="標楷體1" fo:font-size="17pt" style:text-underline-style="none" fo:font-weight="bold" officeooo:rsid="12306769" style:font-name-asian="標楷體1" style:font-size-asian="17pt" style:language-asian="zh" style:country-asian="TW" style:font-weight-asian="bold" style:font-size-complex="17pt" style:font-weight-complex="bold"/>
    </style:style>
    <style:style style:name="T3" style:family="text">
      <style:text-properties fo:color="#050505" style:font-name="標楷體1" fo:font-size="17pt" style:text-underline-style="none" fo:font-weight="bold" officeooo:rsid="12e417ae" style:font-name-asian="標楷體1" style:font-size-asian="17pt" style:language-asian="zh" style:country-asian="TW" style:font-weight-asian="bold" style:font-size-complex="17pt" style:font-weight-complex="bold"/>
    </style:style>
    <style:style style:name="T4" style:family="text">
      <style:text-properties fo:color="#050505" style:font-name="標楷體1" fo:font-size="17pt" style:text-underline-style="none" fo:font-weight="bold" officeooo:rsid="13348188" style:font-name-asian="標楷體1" style:font-size-asian="17pt" style:language-asian="zh" style:country-asian="TW" style:font-weight-asian="bold" style:font-size-complex="17pt" style:font-weight-complex="bold"/>
    </style:style>
    <style:style style:name="T5" style:family="text">
      <style:text-properties fo:color="#050505" style:font-name="標楷體1" fo:font-size="17pt" style:text-underline-style="none" fo:font-weight="bold" officeooo:rsid="12ea27ea" style:font-name-asian="標楷體1" style:font-size-asian="17pt" style:language-asian="zh" style:country-asian="TW" style:font-weight-asian="bold" style:font-size-complex="17pt" style:font-weight-complex="bold"/>
    </style:style>
    <style:style style:name="T6" style:family="text">
      <style:text-properties fo:color="#050505" style:font-name="標楷體1" fo:font-size="17pt" style:text-underline-style="none" fo:font-weight="bold" officeooo:rsid="13426673" style:font-name-asian="標楷體1" style:font-size-asian="17pt" style:language-asian="zh" style:country-asian="TW" style:font-weight-asian="bold" style:font-size-complex="17pt" style:font-weight-complex="bold"/>
    </style:style>
    <style:style style:name="T7" style:family="text">
      <style:text-properties fo:color="#050505" style:font-name="標楷體1" fo:font-size="17pt" style:text-underline-style="none" fo:font-weight="bold" officeooo:rsid="1ffa6148" style:font-name-asian="標楷體1" style:font-size-asian="17pt" style:language-asian="zh" style:country-asian="TW" style:font-weight-asian="bold" style:font-size-complex="17pt" style:font-weight-complex="bold"/>
    </style:style>
    <style:style style:name="T8" style:family="text">
      <style:text-properties fo:color="#050505" style:font-name="標楷體1" officeooo:rsid="12e417ae" style:font-name-asian="標楷體1"/>
    </style:style>
    <style:style style:name="T9" style:family="text">
      <style:text-properties fo:color="#050505" style:font-name="標楷體1" officeooo:rsid="12e95f99" style:font-name-asian="標楷體1"/>
    </style:style>
    <style:style style:name="T10" style:family="text">
      <style:text-properties fo:color="#050505" style:font-name="標楷體1" officeooo:rsid="12ea27ea" style:font-name-asian="標楷體1"/>
    </style:style>
    <style:style style:name="T11" style:family="text">
      <style:text-properties fo:color="#050505" style:font-name="標楷體1" officeooo:rsid="12306769" style:font-name-asian="標楷體1"/>
    </style:style>
    <style:style style:name="T12" style:family="text">
      <style:text-properties fo:color="#050505" style:font-name="標楷體1" officeooo:rsid="12eafda1" style:font-name-asian="標楷體1"/>
    </style:style>
    <style:style style:name="T13" style:family="text">
      <style:text-properties fo:color="#050505" style:font-name="標楷體1" officeooo:rsid="1c90e499" style:font-name-asian="標楷體1"/>
    </style:style>
    <style:style style:name="T14" style:family="text">
      <style:text-properties fo:color="#050505" style:font-name="標楷體1" fo:font-size="10pt" officeooo:rsid="1c90e499" style:font-name-asian="標楷體1" style:font-size-asian="10pt" style:font-size-complex="10pt"/>
    </style:style>
    <style:style style:name="T15" style:family="text">
      <style:text-properties fo:color="#050505" style:font-name="標楷體1" fo:font-size="9pt" officeooo:rsid="1c90e499" style:font-name-asian="標楷體1" style:font-size-asian="9pt" style:font-size-complex="9pt"/>
    </style:style>
    <style:style style:name="T16" style:family="text">
      <style:text-properties fo:color="#050505" style:font-name="標楷體1" fo:font-size="8pt" officeooo:rsid="1c90e499" style:font-name-asian="標楷體1" style:font-size-asian="8pt" style:font-size-complex="8pt"/>
    </style:style>
    <style:style style:name="T17" style:family="text">
      <style:text-properties fo:color="#050505" style:font-name-asian="標楷體1"/>
    </style:style>
    <style:style style:name="T18" style:family="text">
      <style:text-properties fo:color="#050505" officeooo:rsid="12e417ae" style:font-name-asian="標楷體1"/>
    </style:style>
    <style:style style:name="T19" style:family="text">
      <style:text-properties fo:color="#050505" officeooo:rsid="12e95f99" style:font-name-asian="標楷體1"/>
    </style:style>
    <style:style style:name="T20" style:family="text">
      <style:text-properties fo:color="#050505" officeooo:rsid="12306769" style:font-name-asian="標楷體1"/>
    </style:style>
    <style:style style:name="T21" style:family="text">
      <style:text-properties fo:color="#050505" style:font-name="Liberation Serif" fo:font-size="17pt" style:text-underline-style="none" fo:font-weight="bold" officeooo:rsid="12306769" style:font-name-asian="標楷體1" style:font-size-asian="17pt" style:language-asian="zh" style:country-asian="TW" style:font-weight-asian="bold" style:font-size-complex="17pt" style:font-weight-complex="bold"/>
    </style:style>
    <style:style style:name="T22" style:family="text">
      <style:text-properties fo:color="#050505" style:font-name="Arial1" fo:font-size="17pt" style:text-underline-style="none" fo:font-weight="bold" officeooo:rsid="13426673" style:font-name-asian="Arial1" style:font-size-asian="17pt" style:language-asian="zh" style:country-asian="TW" style:font-weight-asian="bold" style:font-size-complex="17pt" style:font-weight-complex="bold"/>
    </style:style>
    <style:style style:name="T23" style:family="text">
      <style:text-properties style:font-name="標楷體1" fo:font-size="17pt" style:text-underline-style="none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24" style:family="text">
      <style:text-properties style:font-name="標楷體1" fo:font-size="17pt" style:text-underline-style="none" fo:font-weight="bold" officeooo:rsid="12306769" style:font-name-asian="標楷體1" style:font-size-asian="17pt" style:language-asian="zh" style:country-asian="TW" style:font-weight-asian="bold" style:font-size-complex="17pt" style:font-weight-complex="bold"/>
    </style:style>
    <style:style style:name="T25" style:family="text">
      <style:text-properties style:font-name="標楷體1" fo:font-size="17pt" style:text-underline-style="none" fo:font-weight="bold" officeooo:rsid="12ea27ea" style:font-name-asian="標楷體1" style:font-size-asian="17pt" style:language-asian="zh" style:country-asian="TW" style:font-weight-asian="bold" style:font-size-complex="17pt" style:font-weight-complex="bold"/>
    </style:style>
    <style:style style:name="T26" style:family="text">
      <style:text-properties style:font-name="標楷體1" fo:font-size="17pt" style:text-underline-style="none" fo:font-weight="bold" officeooo:rsid="12eafda1" style:font-name-asian="標楷體1" style:font-size-asian="17pt" style:language-asian="zh" style:country-asian="TW" style:font-weight-asian="bold" style:font-size-complex="17pt" style:font-weight-complex="bold"/>
    </style:style>
    <style:style style:name="T27" style:family="text">
      <style:text-properties style:font-name="標楷體1" fo:font-size="17pt" style:text-underline-style="none" fo:font-weight="bold" officeooo:rsid="13348188" style:font-name-asian="標楷體1" style:font-size-asian="17pt" style:language-asian="zh" style:country-asian="TW" style:font-weight-asian="bold" style:font-size-complex="17pt" style:font-weight-complex="bold"/>
    </style:style>
    <style:style style:name="T28" style:family="text">
      <style:text-properties style:font-name="標楷體1" fo:font-size="17pt" style:text-underline-style="none" fo:font-weight="bold" officeooo:rsid="12e417ae" style:font-name-asian="標楷體1" style:font-size-asian="17pt" style:language-asian="zh" style:country-asian="TW" style:font-weight-asian="bold" style:font-size-complex="17pt" style:font-weight-complex="bold"/>
    </style:style>
    <style:style style:name="T29" style:family="text">
      <style:text-properties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30" style:family="text">
      <style:text-properties style:font-name="標楷體1" fo:font-size="17pt" style:text-underline-style="none" fo:font-weight="bold" officeooo:rsid="1f9ae539" style:font-name-asian="標楷體1" style:font-size-asian="17pt" style:language-asian="zh" style:country-asian="TW" style:font-weight-asian="bold" style:font-size-complex="17pt" style:font-weight-complex="bold"/>
    </style:style>
    <style:style style:name="T31" style:family="text">
      <style:text-properties style:font-name="標楷體1" fo:font-size="17pt" style:text-underline-style="none" fo:font-weight="bold" officeooo:rsid="1fd2666e" style:font-name-asian="標楷體1" style:font-size-asian="17pt" style:language-asian="zh" style:country-asian="TW" style:font-weight-asian="bold" style:font-size-complex="17pt" style:font-weight-complex="bold"/>
    </style:style>
    <style:style style:name="T32" style:family="text">
      <style:text-properties style:font-name="標楷體1" fo:font-size="17pt" style:text-underline-style="none" fo:font-weight="bold" officeooo:rsid="1fdec274" style:font-name-asian="標楷體1" style:font-size-asian="17pt" style:language-asian="zh" style:country-asian="TW" style:font-weight-asian="bold" style:font-size-complex="17pt" style:font-weight-complex="bold"/>
    </style:style>
    <style:style style:name="T33" style:family="text">
      <style:text-properties style:font-name="標楷體1" fo:font-size="17pt" style:text-underline-style="none" fo:font-weight="bold" officeooo:rsid="1ff2dc36" style:font-name-asian="標楷體1" style:font-size-asian="17pt" style:language-asian="zh" style:country-asian="TW" style:font-weight-asian="bold" style:font-size-complex="17pt" style:font-weight-complex="bold"/>
    </style:style>
    <style:style style:name="T34" style:family="text">
      <style:text-properties style:font-name="標楷體1" fo:font-size="17pt" style:text-underline-style="none" fo:font-weight="bold" officeooo:rsid="1ffa6148" style:font-name-asian="標楷體1" style:font-size-asian="17pt" style:language-asian="zh" style:country-asian="TW" style:font-weight-asian="bold" style:font-size-complex="17pt" style:font-weight-complex="bold"/>
    </style:style>
    <style:style style:name="T35" style:family="text">
      <style:text-properties style:font-name="標楷體1" fo:font-size="17pt" style:text-underline-style="none" fo:font-weight="bold" officeooo:rsid="206068d9" style:font-name-asian="標楷體1" style:font-size-asian="17pt" style:language-asian="zh" style:country-asian="TW" style:font-weight-asian="bold" style:font-size-complex="17pt" style:font-weight-complex="bold"/>
    </style:style>
    <style:style style:name="T36" style:family="text">
      <style:text-properties style:font-name="標楷體1" fo:font-size="17pt" style:text-underline-style="none" fo:font-weight="bold" officeooo:rsid="2063c72b" style:font-name-asian="標楷體1" style:font-size-asian="17pt" style:language-asian="zh" style:country-asian="TW" style:font-weight-asian="bold" style:font-size-complex="17pt" style:font-weight-complex="bold"/>
    </style:style>
    <style:style style:name="T37" style:family="text">
      <style:text-properties style:font-name="標楷體1" fo:font-size="17pt" style:text-underline-style="none" fo:font-weight="bold" officeooo:rsid="20686427" style:font-name-asian="標楷體1" style:font-size-asian="17pt" style:language-asian="zh" style:country-asian="TW" style:font-weight-asian="bold" style:font-size-complex="17pt" style:font-weight-complex="bold"/>
    </style:style>
    <style:style style:name="T38" style:family="text">
      <style:text-properties style:font-name="標楷體1" fo:font-size="17pt" style:text-underline-style="none" fo:font-weight="bold" officeooo:rsid="2064eb30" style:font-name-asian="標楷體1" style:font-size-asian="17pt" style:language-asian="zh" style:country-asian="TW" style:font-weight-asian="bold" style:font-size-complex="17pt" style:font-weight-complex="bold"/>
    </style:style>
    <style:style style:name="T39" style:family="text">
      <style:text-properties style:font-name="標楷體1" fo:font-size="17pt" style:text-underline-style="none" fo:font-weight="bold" officeooo:rsid="2080c260" style:font-name-asian="標楷體1" style:font-size-asian="17pt" style:language-asian="zh" style:country-asian="TW" style:font-weight-asian="bold" style:font-size-complex="17pt" style:font-weight-complex="bold"/>
    </style:style>
    <style:style style:name="T40" style:family="text">
      <style:text-properties style:font-name="標楷體1" fo:font-size="17pt" style:text-underline-style="none" fo:font-weight="bold" officeooo:rsid="209055e6" style:font-name-asian="標楷體1" style:font-size-asian="17pt" style:language-asian="zh" style:country-asian="TW" style:font-weight-asian="bold" style:font-size-complex="17pt" style:font-weight-complex="bold"/>
    </style:style>
    <style:style style:name="T41" style:family="text">
      <style:text-properties style:font-name="標楷體1" fo:font-size="17pt" style:text-underline-style="none" fo:font-weight="bold" officeooo:rsid="2092368a" style:font-name-asian="標楷體1" style:font-size-asian="17pt" style:language-asian="zh" style:country-asian="TW" style:font-weight-asian="bold" style:font-size-complex="17pt" style:font-weight-complex="bold"/>
    </style:style>
    <style:style style:name="T42" style:family="text">
      <style:text-properties style:font-name="標楷體1" fo:font-size="17pt" style:text-underline-style="none" fo:font-weight="bold" officeooo:rsid="209738a9" style:font-name-asian="標楷體1" style:font-size-asian="17pt" style:language-asian="zh" style:country-asian="TW" style:font-weight-asian="bold" style:font-size-complex="17pt" style:font-weight-complex="bold"/>
    </style:style>
    <style:style style:name="T43" style:family="text">
      <style:text-properties style:font-name="標楷體1" fo:font-size="17pt" style:text-underline-style="none" fo:font-weight="bold" officeooo:rsid="20b7b2e2" style:font-name-asian="標楷體1" style:font-size-asian="17pt" style:language-asian="zh" style:country-asian="TW" style:font-weight-asian="bold" style:font-size-complex="17pt" style:font-weight-complex="bold"/>
    </style:style>
    <style:style style:name="T44" style:family="text">
      <style:text-properties style:font-name="標楷體1" fo:font-size="17pt" style:text-underline-style="none" fo:font-weight="bold" officeooo:rsid="20c1408e" style:font-name-asian="標楷體1" style:font-size-asian="17pt" style:language-asian="zh" style:country-asian="TW" style:font-weight-asian="bold" style:font-size-complex="17pt" style:font-weight-complex="bold"/>
    </style:style>
    <style:style style:name="T45" style:family="text">
      <style:text-properties style:font-name="標楷體1" fo:font-size="17pt" style:text-underline-style="none" fo:font-weight="bold" officeooo:rsid="20c236a1" style:font-name-asian="標楷體1" style:font-size-asian="17pt" style:language-asian="zh" style:country-asian="TW" style:font-weight-asian="bold" style:font-size-complex="17pt" style:font-weight-complex="bold"/>
    </style:style>
    <style:style style:name="T46" style:family="text">
      <style:text-properties style:font-name="標楷體1" fo:font-size="17pt" style:text-underline-style="none" fo:font-weight="bold" officeooo:rsid="20c33f98" style:font-name-asian="標楷體1" style:font-size-asian="17pt" style:language-asian="zh" style:country-asian="TW" style:font-weight-asian="bold" style:font-size-complex="17pt" style:font-weight-complex="bold"/>
    </style:style>
    <style:style style:name="T47" style:family="text">
      <style:text-properties style:font-name="標楷體1" fo:font-size="17pt" style:text-underline-style="none" fo:font-weight="bold" officeooo:rsid="20c8684e" style:font-name-asian="標楷體1" style:font-size-asian="17pt" style:language-asian="zh" style:country-asian="TW" style:font-weight-asian="bold" style:font-size-complex="17pt" style:font-weight-complex="bold"/>
    </style:style>
    <style:style style:name="T48" style:family="text">
      <style:text-properties style:font-name="標楷體1" fo:font-size="17pt" style:text-underline-style="none" fo:font-weight="bold" officeooo:rsid="20d19d25" style:font-name-asian="標楷體1" style:font-size-asian="17pt" style:language-asian="zh" style:country-asian="TW" style:font-weight-asian="bold" style:font-size-complex="17pt" style:font-weight-complex="bold"/>
    </style:style>
    <style:style style:name="T49" style:family="text">
      <style:text-properties style:font-name="標楷體1" fo:font-size="17pt" style:text-underline-style="none" fo:font-weight="bold" officeooo:rsid="2024731d" style:font-name-asian="標楷體1" style:font-size-asian="17pt" style:language-asian="zh" style:country-asian="TW" style:font-weight-asian="bold" style:font-size-complex="17pt" style:font-weight-complex="bold"/>
    </style:style>
    <style:style style:name="T50" style:family="text">
      <style:text-properties style:font-name="標楷體1" fo:font-size="17pt" style:text-underline-style="none" fo:font-weight="bold" officeooo:rsid="21114560" style:font-name-asian="標楷體1" style:font-size-asian="17pt" style:language-asian="zh" style:country-asian="TW" style:font-weight-asian="bold" style:font-size-complex="17pt" style:font-weight-complex="bold"/>
    </style:style>
    <style:style style:name="T51" style:family="text">
      <style:text-properties style:font-name="標楷體1" fo:font-size="17pt" style:text-underline-style="none" fo:font-weight="bold" officeooo:rsid="2113deda" style:font-name-asian="標楷體1" style:font-size-asian="17pt" style:language-asian="zh" style:country-asian="TW" style:font-weight-asian="bold" style:font-size-complex="17pt" style:font-weight-complex="bold"/>
    </style:style>
    <style:style style:name="T52" style:family="text">
      <style:text-properties style:font-name="標楷體1" fo:font-size="17pt" style:text-underline-style="none" fo:font-weight="bold" officeooo:rsid="2115a605" style:font-name-asian="標楷體1" style:font-size-asian="17pt" style:language-asian="zh" style:country-asian="TW" style:font-weight-asian="bold" style:font-size-complex="17pt" style:font-weight-complex="bold"/>
    </style:style>
    <style:style style:name="T53" style:family="text">
      <style:text-properties style:font-name="標楷體1" fo:font-size="17pt" style:text-underline-style="none" fo:font-weight="bold" officeooo:rsid="21272512" style:font-name-asian="標楷體1" style:font-size-asian="17pt" style:language-asian="zh" style:country-asian="TW" style:font-weight-asian="bold" style:font-size-complex="17pt" style:font-weight-complex="bold"/>
    </style:style>
    <style:style style:name="T54" style:family="text">
      <style:text-properties style:font-name="標楷體1" fo:font-size="17pt" style:text-underline-style="none" fo:font-weight="bold" officeooo:rsid="21296f6b" style:font-name-asian="標楷體1" style:font-size-asian="17pt" style:language-asian="zh" style:country-asian="TW" style:font-weight-asian="bold" style:font-size-complex="17pt" style:font-weight-complex="bold"/>
    </style:style>
    <style:style style:name="T55" style:family="text">
      <style:text-properties style:font-name="標楷體1" style:font-name-asian="標楷體1"/>
    </style:style>
    <style:style style:name="T56" style:family="text">
      <style:text-properties style:font-name="標楷體1" officeooo:rsid="12306769" style:font-name-asian="標楷體1"/>
    </style:style>
    <style:style style:name="T57" style:family="text">
      <style:text-properties style:font-name="標楷體1" officeooo:rsid="12e417ae" style:font-name-asian="標楷體1"/>
    </style:style>
    <style:style style:name="T58" style:family="text">
      <style:text-properties style:font-name="標楷體1" officeooo:rsid="12e929dd" style:font-name-asian="標楷體1"/>
    </style:style>
    <style:style style:name="T59" style:family="text">
      <style:text-properties style:font-name="標楷體1" officeooo:rsid="12ea27ea" style:font-name-asian="標楷體1"/>
    </style:style>
    <style:style style:name="T60" style:family="text">
      <style:text-properties style:font-name="標楷體1" officeooo:rsid="12eafda1" style:font-name-asian="標楷體1"/>
    </style:style>
    <style:style style:name="T61" style:family="text">
      <style:text-properties style:font-name="標楷體1" officeooo:rsid="1c90e499" style:font-name-asian="標楷體1"/>
    </style:style>
    <style:style style:name="T62" style:family="text">
      <style:text-properties style:font-name="標楷體1" officeooo:rsid="1c9b4de3" style:font-name-asian="標楷體1"/>
    </style:style>
    <style:style style:name="T63" style:family="text">
      <style:text-properties style:font-name="標楷體1" officeooo:rsid="1d1bedad" style:font-name-asian="標楷體1"/>
    </style:style>
    <style:style style:name="T64" style:family="text">
      <style:text-properties style:font-name="標楷體1" officeooo:rsid="1d1ca461" style:font-name-asian="標楷體1"/>
    </style:style>
    <style:style style:name="T65" style:family="text">
      <style:text-properties style:font-name="標楷體1" officeooo:rsid="1f6ed00b" style:font-name-asian="標楷體1"/>
    </style:style>
    <style:style style:name="T66" style:family="text">
      <style:text-properties style:font-name="標楷體1" officeooo:rsid="2024731d" style:font-name-asian="標楷體1"/>
    </style:style>
    <style:style style:name="T67" style:family="text">
      <style:text-properties style:font-name="標楷體1" officeooo:rsid="20f1cbea" style:font-name-asian="標楷體1"/>
    </style:style>
    <style:style style:name="T68" style:family="text">
      <style:text-properties style:font-name="標楷體1" officeooo:rsid="20e2fe82" style:font-name-asian="標楷體1"/>
    </style:style>
    <style:style style:name="T69" style:family="text">
      <style:text-properties style:font-name="標楷體1" officeooo:rsid="20efa2e5" style:font-name-asian="標楷體1"/>
    </style:style>
    <style:style style:name="T70" style:family="text">
      <style:text-properties style:font-name="標楷體1" officeooo:rsid="217466a8" style:font-name-asian="標楷體1"/>
    </style:style>
    <style:style style:name="T71" style:family="text">
      <style:text-properties style:font-name="標楷體1" fo:font-weight="bold" style:font-name-asian="標楷體1" style:font-weight-asian="bold" style:font-weight-complex="bold"/>
    </style:style>
    <style:style style:name="T72" style:family="text">
      <style:text-properties style:font-name="標楷體1" fo:font-weight="bold" officeooo:rsid="1f9c89e7" style:font-name-asian="標楷體1" style:font-weight-asian="bold" style:font-weight-complex="bold"/>
    </style:style>
    <style:style style:name="T73" style:family="text">
      <style:text-properties style:font-name="標楷體1" fo:font-weight="bold" officeooo:rsid="1f9ae539" style:font-name-asian="標楷體1" style:font-weight-asian="bold" style:font-weight-complex="bold"/>
    </style:style>
    <style:style style:name="T74" style:family="text">
      <style:text-properties style:font-name="標楷體1" fo:font-weight="bold" officeooo:rsid="20561936" style:font-name-asian="標楷體1" style:font-weight-asian="bold" style:font-weight-complex="bold"/>
    </style:style>
    <style:style style:name="T75" style:family="text">
      <style:text-properties fo:color="#333333"/>
    </style:style>
    <style:style style:name="T76" style:family="text">
      <style:text-properties fo:color="#333333" style:font-name-asian="標楷體1"/>
    </style:style>
    <style:style style:name="T77" style:family="text">
      <style:text-properties fo:color="#333333" style:font-name="標楷體1" officeooo:rsid="1c90e499" style:font-name-asian="標楷體1"/>
    </style:style>
    <style:style style:name="T78" style:family="text">
      <style:text-properties fo:color="#333333" style:font-name="標楷體1" fo:font-weight="bold" officeooo:rsid="1f9ae539" style:font-name-asian="標楷體1" style:font-weight-asian="bold" style:font-weight-complex="bold"/>
    </style:style>
    <style:style style:name="T79" style:family="text">
      <style:text-properties style:font-name-asian="標楷體1"/>
    </style:style>
    <style:style style:name="T80" style:family="text">
      <style:text-properties officeooo:rsid="12306769" style:font-name-asian="標楷體1"/>
    </style:style>
    <style:style style:name="T81" style:family="text">
      <style:text-properties officeooo:rsid="12e417ae" style:font-name-asian="標楷體1"/>
    </style:style>
    <style:style style:name="T82" style:family="text">
      <style:text-properties officeooo:rsid="12ea27ea" style:font-name-asian="標楷體1"/>
    </style:style>
    <style:style style:name="T83" style:family="text">
      <style:text-properties officeooo:rsid="20efa2e5" style:font-name-asian="標楷體1"/>
    </style:style>
    <style:style style:name="T84" style:family="text">
      <style:text-properties officeooo:rsid="212eca1c" style:font-name-asian="標楷體1"/>
    </style:style>
    <style:style style:name="T85" style:family="text">
      <style:text-properties officeooo:rsid="0a7edee9" style:font-name-asian="標楷體1"/>
    </style:style>
    <style:style style:name="T86" style:family="text">
      <style:text-properties officeooo:rsid="22650bd1" style:font-name-asian="標楷體1"/>
    </style:style>
    <style:style style:name="T87" style:family="text">
      <style:text-properties style:font-name="Liberation Serif" fo:font-size="17pt" style:text-underline-style="none" fo:font-weight="bold" officeooo:rsid="12306769" style:font-name-asian="標楷體1" style:font-size-asian="17pt" style:language-asian="zh" style:country-asian="TW" style:font-weight-asian="bold" style:font-size-complex="17pt" style:font-weight-complex="bold"/>
    </style:style>
    <style:style style:name="T88" style:family="text">
      <style:text-properties style:font-name="Liberation Serif" fo:font-size="17pt" style:text-underline-style="none" fo:font-weight="bold" officeooo:rsid="1f9ae539" style:font-name-asian="標楷體1" style:font-size-asian="17pt" style:language-asian="zh" style:country-asian="TW" style:font-weight-asian="bold" style:font-size-complex="17pt" style:font-weight-complex="bold"/>
    </style:style>
    <style:style style:name="T89" style:family="text">
      <style:text-properties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90" style:family="text">
      <style:text-properties fo:font-size="17pt" style:text-underline-style="none" fo:font-weight="bold" officeooo:rsid="1f9ae539" style:font-name-asian="標楷體1" style:font-size-asian="17pt" style:language-asian="zh" style:country-asian="TW" style:font-weight-asian="bold" style:font-size-complex="17pt" style:font-weight-complex="bold"/>
    </style:style>
    <style:style style:name="T91" style:family="text">
      <style:text-properties officeooo:rsid="1c90e499"/>
    </style:style>
    <style:style style:name="T92" style:family="text">
      <style:text-properties fo:font-weight="bold" officeooo:rsid="1f9ae539" style:font-name-asian="標楷體1" style:font-weight-asian="bold" style:font-weight-complex="bold"/>
    </style:style>
    <style:style style:name="T93" style:family="text">
      <style:text-properties officeooo:rsid="20561936"/>
    </style:style>
    <style:style style:name="T94" style:family="text">
      <style:text-properties officeooo:rsid="20e2fe82"/>
    </style:style>
    <style:style style:name="T95" style:family="text">
      <style:text-properties officeooo:rsid="20efa2e5"/>
    </style:style>
    <style:style style:name="T96" style:family="text">
      <style:text-properties officeooo:rsid="2024731d"/>
    </style:style>
    <style:style style:name="T97" style:family="text">
      <style:text-properties officeooo:rsid="1c9b4de3"/>
    </style:style>
    <style:style style:name="T98" style:family="text">
      <style:text-properties officeooo:rsid="21114560"/>
    </style:style>
    <style:style style:name="T99" style:family="text">
      <style:text-properties officeooo:rsid="2113deda"/>
    </style:style>
    <style:style style:name="T100" style:family="text">
      <style:text-properties officeooo:rsid="21272512"/>
    </style:style>
    <style:style style:name="T101" style:family="text">
      <style:text-properties style:font-name="標楷體" officeooo:rsid="212eca1c" style:font-name-asian="標楷體1"/>
    </style:style>
    <style:style style:name="T102" style:family="text">
      <style:text-properties officeooo:rsid="21e45484"/>
    </style:style>
    <style:style style:name="T103" style:family="text">
      <style:text-properties officeooo:rsid="21eac2ee"/>
    </style:style>
    <style:style style:name="T104" style:family="text">
      <style:text-properties fo:color="#010101"/>
    </style:style>
    <style:style style:name="T105" style:family="text">
      <style:text-properties fo:color="#1c1c1c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本文件 是 用來 暫時存放 的 文件。</text:p>
      <text:p text:style-name="P1">本文件 的 內容 是 尚未 分類 的 內容。</text:p>
      <text:p text:style-name="P1">本文件 的 內容 是 尚未 分類到 某一特定 類別文件 的 內容。</text:p>
      <text:p text:style-name="P2">本文件的內容是 暫時 以本文件的 標題 做 分類。</text:p>
      <text:p text:style-name="P3"/>
      <text:list xml:id="list1004192397" text:style-name="L1">
        <text:list-item>
          <text:p text:style-name="P4"><text:bookmark-start text:name="傳承 的 發展層級"/><text:span text:style-name="T79">傳承 </text:span><text:span text:style-name="T76">的</text:span><text:span text:style-name="T79"> 發展</text:span><text:span text:style-name="T76">層級</text:span><text:bookmark-end text:name="傳承 的 發展層級"/></text:p>
          <text:list>
            <text:list-item>
              <text:p text:style-name="P4"><text:span text:style-name="T79">本能法則 → 信念法則 →</text:span><text:span text:style-name="T80"> 肉質層法則 → 意識層法則 →</text:span><text:span text:style-name="T86"> 精神層法則</text:span><text:span text:style-name="T80">。</text:span></text:p>
              <text:list>
                <text:list-item>
                  <text:p text:style-name="P13">本能法則 是 透過 個體、群體、外在環境 的 本能 所能夠 建構 的 傳承。</text:p>
                  <text:list>
                    <text:list-item>
                      <text:p text:style-name="P13">明顯例子 是 人類 的 視覺、聽覺、觸覺、嗅覺、味覺。</text:p>
                      <text:list>
                        <text:list-item>
                          <text:p text:style-name="P25"><text:span text:style-name="T80">明顯例子 是 </text:span><text:span text:style-name="T79">符號、繩結、語言、文字、數字、語系、語法、香料、暗號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3">信念法則 是 透過 個體、群體、外在環境、工具 進行 觀測、紀錄、想像力、傳承。</text:p>
                  <text:list>
                    <text:list-item>
                      <text:p text:style-name="P13">明顯例子是神學、哲學、政治、宗教、信仰、信念、中心思想、世界觀、價值觀。</text:p>
                    </text:list-item>
                    <text:list-item>
                      <text:p text:style-name="P13">藉由 個體、群體 對 個體、群體、外在環境 感受、觀測 到的 現象 進行 彙整。</text:p>
                      <text:list>
                        <text:list-item>
                          <text:p text:style-name="P13">彙整 是 非監督式學習、儀式化、習俗化、體制化、流程化、系統化。</text:p>
                        </text:list-item>
                      </text:list>
                    </text:list-item>
                    <text:list-item>
                      <text:p text:style-name="P13">個體、群體、文明 觀測到 個體、群體、外在環境 的 現象，並且 賦予 意義。</text:p>
                      <text:list>
                        <text:list-item>
                          <text:p text:style-name="P13">意義 是 某一特定 象徵、代表、觀念、信念、語言、符號、共識、共振。</text:p>
                        </text:list-item>
                        <text:list-item>
                          <text:p text:style-name="P13">明顯例子，人類的棒球打者 在揮棒之前 有機率 做出 自己 的 儀式化行為。</text:p>
                        </text:list-item>
                        <text:list-item>
                          <text:p text:style-name="P13">明顯例子，古代中國 人類個體 看到 日食 視為 國家大事。</text:p>
                          <text:list>
                            <text:list-item>
                              <text:p text:style-name="P13">古代中國 人類個體 看到 日食，該人類個體 有機率產生 預期心理、自我實現。</text:p>
                            </text:list-item>
                            <text:list-item>
                              <text:p text:style-name="P13">日食 是 現象、象徵、特徵、信號、符號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個體、群體、文明 會試圖 解釋 個體、群體、文明 觀察到 的 一切的一切。</text:p>
                      <text:list>
                        <text:list-item>
                          <text:p text:style-name="P13">個體、群體、文明 會試圖 解釋 每一個 現象。</text:p>
                          <text:list>
                            <text:list-item>
                              <text:p text:style-name="P13">解釋 是 賦予意義、哲學化、神化、神話、絕對化、不可質疑化。</text:p>
                              <text:list>
                                <text:list-item>
                                  <text:p text:style-name="P13">賦予意義 是 有意義化，即便 該意義 跟 該現象 沒有任何相關性。</text:p>
                                </text:list-item>
                              </text:list>
                            </text:list-item>
                            <text:list-item>
                              <text:p text:style-name="P13">現象 是 顯性 的 萬物法則、表象、特徵、象徵、行為、運作、規律。</text:p>
                              <text:list>
                                <text:list-item>
                                  <text:p text:style-name="P13">顯性 是 個體、群體、文明 能夠 感測、觀測、紀錄、交互作用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">肉質層法則 是 萬物法則、物理定律、化學反應、數學、科學、科學應用、科技。</text:p>
                  <text:list>
                    <text:list-item>
                      <text:p text:style-name="P13">個體、群體、文明 透過 非監督式學習 歸納出 肉質層法則。</text:p>
                    </text:list-item>
                    <text:list-item>
                      <text:p text:style-name="P25"><text:span text:style-name="T80">個體、群體、文明 將 肉質層法則 視為 永恆不變 的 真理、常數</text:span>、<text:span text:style-name="T80">定律、定數。</text:span></text:p>
                    </text:list-item>
                    <text:list-item>
                      <text:p text:style-name="P13">個體、群體、文明 將 萬物法則 的 肉質層、表象、現象 視為 剛體。</text:p>
                    </text:list-item>
                  </text:list>
                </text:list-item>
                <text:list-item>
                  <text:p text:style-name="P13">意識層法則 是 萬物法則、意識層定律、意識層反應、數學、科學、科學應用、科技。</text:p>
                </text:list-item>
                <text:list-item>
                  <text:p text:style-name="P25"><text:span text:style-name="T80">以</text:span><text:span text:style-name="T56"> &lt;_?</text:span><text:span text:style-name="T57">3_&gt;個體、&lt;?</text:span><text:span text:style-name="T58">3&gt;個體群</text:span><text:span text:style-name="T57"> </text:span><text:span text:style-name="T81">為 中心思想、信仰、信念。</text:span><text:span text:style-name="T18">（</text:span><text:span text:style-name="T8">&lt;?</text:span><text:span text:style-name="T9">n&gt; ~ &lt;?4&gt; 個</text:span><text:span text:style-name="T19">體群）</text:span></text:p>
                  <text:list>
                    <text:list-item>
                      <text:p text:style-name="P13">個體、群體、文明 透過 非監督式學習 歸納出 意識層法則。</text:p>
                    </text:list-item>
                    <text:list-item>
                      <text:p text:style-name="P13">個體、群體、文明 將 肉質層法則 視為 持續變化 的 真理、常數、定律、定數。</text:p>
                    </text:list-item>
                    <text:list-item>
                      <text:p text:style-name="P13">個體、群體、文明 將 意識層法則 視為 持續變化 的 真理、常數、定律、定數。</text:p>
                    </text:list-item>
                    <text:list-item>
                      <text:p text:style-name="P25"><text:span text:style-name="T80">個體、群體、文明 將 </text:span><text:span text:style-name="T56">&lt;_?</text:span><text:span text:style-name="T57">3_&gt;個體、道、系統、</text:span><text:span text:style-name="T80">萬物法則 視為 彈性體、塑性體。</text:span></text:p>
                    </text:list-item>
                    <text:list-item>
                      <text:p text:style-name="P13">個體、群體、文明 透過 冥想、心靈平靜、無我、心流、科學、科學應用、科技。</text:p>
                      <text:list>
                        <text:list-item>
                          <text:p text:style-name="P62"><text:span text:style-name="T87">個體、群體、文明 透過 </text:span><text:span text:style-name="T24">&lt;?</text:span><text:span text:style-name="T25">3&gt; ~ &lt;?1&gt; 意識層法則 發展 科學、科技、文明。</text:span></text:p>
                        </text:list-item>
                        <text:list-item>
                          <text:p text:style-name="P62"><text:span text:style-name="T87">個體、群體、文明 透過 </text:span><text:span text:style-name="T24">&lt;?</text:span><text:span text:style-name="T26">n</text:span><text:span text:style-name="T25">&gt; ~ &lt;?u&gt; 意識層法則 發展 科學、科技、文明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8"><text:span text:style-name="T25">順序</text:span><text:span text:style-name="T5">（原始本能、第零層級本能 到 第一層級本能）</text:span></text:p>
                  <text:list>
                    <text:list-item>
                      <text:p text:style-name="P88"><text:span text:style-name="T25">由 外 到 內。</text:span><text:span text:style-name="T5">（再到 外 </text:span><text:span text:style-name="T22">↔</text:span><text:span text:style-name="T6"> </text:span><text:span text:style-name="T5">內）</text:span></text:p>
                    </text:list-item>
                    <text:list-item>
                      <text:p text:style-name="P88"><text:span text:style-name="T25">由 有 到 無。</text:span><text:span text:style-name="T5">（再到 有 </text:span><text:span text:style-name="T22">↔</text:span><text:span text:style-name="T6"> </text:span><text:span text:style-name="T5">無）</text:span></text:p>
                    </text:list-item>
                    <text:list-item>
                      <text:p text:style-name="P88"><text:span text:style-name="T25">由 存在 到 虛無。</text:span><text:span text:style-name="T5">（再到 存在 </text:span><text:span text:style-name="T22">↔</text:span><text:span text:style-name="T6"> </text:span><text:span text:style-name="T5">虛無）</text:span></text:p>
                    </text:list-item>
                    <text:list-item>
                      <text:p text:style-name="P88"><text:span text:style-name="T25">由 肉質層 到 意識層。</text:span><text:span text:style-name="T5">（再到 肉質層 </text:span><text:span text:style-name="T22">↔</text:span><text:span text:style-name="T6"> </text:span><text:span text:style-name="T5">意識層）</text:span></text:p>
                    </text:list-item>
                    <text:list-item>
                      <text:p text:style-name="P88"><text:span text:style-name="T25">由 可感測 到 不可感。</text:span><text:span text:style-name="T5">（再到 可感測 </text:span><text:span text:style-name="T22">↔</text:span><text:span text:style-name="T6"> </text:span><text:span text:style-name="T5">不可感）</text:span></text:p>
                    </text:list-item>
                  </text:list>
                </text:list-item>
              </text:list>
            </text:list-item>
            <text:list-item>
              <text:p text:style-name="P25"><text:span text:style-name="T80">傳承 的 發展 順序。</text:span><text:span text:style-name="T20">（第一層級文明（以上）在 傳承 的 文明程度 劃分）</text:span></text:p>
              <text:list>
                <text:list-item>
                  <text:p text:style-name="P8">本能法則。</text:p>
                  <text:list>
                    <text:list-item>
                      <text:p text:style-name="P13">個體 到 群體。</text:p>
                      <text:list>
                        <text:list-item>
                          <text:p text:style-name="P25"><text:span text:style-name="T80">本能 </text:span><text:span text:style-name="T59">是 </text:span><text:span text:style-name="T80">個體。</text:span></text:p>
                        </text:list-item>
                        <text:list-item>
                          <text:p text:style-name="P25"><text:span text:style-name="T80">本能法則 </text:span><text:span text:style-name="T59">是 </text:span><text:span text:style-name="T80">群體。</text:span></text:p>
                        </text:list-item>
                      </text:list>
                    </text:list-item>
                    <text:list-item>
                      <text:p text:style-name="P62"><text:span text:style-name="T87">個體、群體、文明 透過 本能、傳承</text:span><text:span text:style-name="T25"> 發展 世界觀、科學、文明。</text:span></text:p>
                      <text:list>
                        <text:list-item>
                          <text:p text:style-name="P89">本能 是 個體、群體、文明、外在環境 的 本能。</text:p>
                        </text:list-item>
                        <text:list-item>
                          <text:p text:style-name="P89">傳承 強制透過 個體 之間 傳承。</text:p>
                        </text:list-item>
                        <text:list-item>
                          <text:p text:style-name="P89">傳承 是 口耳相傳、沒有系統化、沒有體制化、過一座山則大不相同。</text:p>
                        </text:list-item>
                      </text:list>
                    </text:list-item>
                  </text:list>
                </text:list-item>
                <text:list-item>
                  <text:p text:style-name="P8">本能法則、信念法則。</text:p>
                  <text:list>
                    <text:list-item>
                      <text:p text:style-name="P13">群體 到 文明。</text:p>
                    </text:list-item>
                    <text:list-item>
                      <text:p text:style-name="P25"><text:span text:style-name="T80">個體、群體、文明 透過 觀測、紀錄、想像力、傳承</text:span><text:span text:style-name="T59"> 發展 世界觀、科學、文明。</text:span></text:p>
                      <text:list>
                        <text:list-item>
                          <text:p text:style-name="P89">傳承 不再 強制 透過 該群體、該文明 的 個體 之間 傳承。</text:p>
                        </text:list-item>
                        <text:list-item>
                          <text:p text:style-name="P89">傳承 是 圖畫、符號、文字、數字、外在環境 記載、紀錄。</text:p>
                        </text:list-item>
                        <text:list-item>
                          <text:p text:style-name="P13">個體、群體、文明 有系統 的 透過 工具 進行 觀測、紀錄、想像力、傳承。</text:p>
                          <text:list>
                            <text:list-item>
                              <text:p text:style-name="P13">個體、群體、文明 藉由 體系、系統 打造、量產、使用、特化 工具。</text:p>
                            </text:list-item>
                            <text:list-item>
                              <text:p text:style-name="P13">在 第一文明層級 的 該文明程度 的 個體。</text:p>
                              <text:list>
                                <text:list-item>
                                  <text:p text:style-name="P13">大多數 的 個體 只在乎 個體 的 生存，不在乎 工具、法則 發展。</text:p>
                                </text:list-item>
                                <text:list-item>
                                  <text:p text:style-name="P13">大多數 的 個體 沒有、不知道、不清楚 工具、法則 的 模樣、使用。</text:p>
                                </text:list-item>
                                <text:list-item>
                                  <text:p text:style-name="P13">大多數 的 個體 只會 使用 跟 生存、生活 相關 的 工具。</text:p>
                                </text:list-item>
                                <text:list-item>
                                  <text:p text:style-name="P13">即便 大多數 的 個體 使用 法則，仍然 不會認知到 該事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本能法則、信念法則、肉質層法則。</text:p>
                  <text:list>
                    <text:list-item>
                      <text:p text:style-name="P62"><text:span text:style-name="T87">文明 到 宇宙。</text:span><text:span text:style-name="T21">（</text:span><text:span text:style-name="T2">&lt;_?</text:span><text:span text:style-name="T3">3_&gt;個體、</text:span><text:span text:style-name="T2">&lt;?</text:span><text:span text:style-name="T4">2</text:span><text:span text:style-name="T5">&gt; ~ &lt;?1&gt; </text:span><text:span text:style-name="T3">個體）</text:span></text:p>
                    </text:list-item>
                    <text:list-item>
                      <text:p text:style-name="P62"><text:span text:style-name="T87">個體、群體、文明 透過 </text:span><text:span text:style-name="T24">&lt;_?</text:span><text:span text:style-name="T28">3_&gt;</text:span><text:span text:style-name="T25">肉質層法則 發展 世界觀、科學、文明。</text:span></text:p>
                    </text:list-item>
                    <text:list-item>
                      <text:p text:style-name="P62"><text:span text:style-name="T87">個體、群體、文明 透過 </text:span><text:span text:style-name="T24">&lt;?</text:span><text:span text:style-name="T27">2</text:span><text:span text:style-name="T25">&gt; ~ &lt;?1&gt; 肉質層法則 發展 世界觀、科學、文明。</text:span></text:p>
                    </text:list-item>
                  </text:list>
                </text:list-item>
                <text:list-item>
                  <text:p text:style-name="P8">本能法則、信念法則、肉質層法則、意識層法則。</text:p>
                  <text:list>
                    <text:list-item>
                      <text:p text:style-name="P25"><text:span text:style-name="T80">宇宙 到 萬物。</text:span><text:span text:style-name="T20">（</text:span><text:span text:style-name="T11">&lt;_?</text:span><text:span text:style-name="T8">3_&gt;個體、</text:span><text:span text:style-name="T11">&lt;?</text:span><text:span text:style-name="T8">3&gt;個體、</text:span><text:span text:style-name="T11">&lt;?</text:span><text:span text:style-name="T12">n</text:span><text:span text:style-name="T10">&gt; ~ &lt;?u&gt; </text:span><text:span text:style-name="T8">個體）</text:span></text:p>
                    </text:list-item>
                    <text:list-item>
                      <text:p text:style-name="P25"><text:span text:style-name="T80">個體、群體、文明 透過 </text:span><text:span text:style-name="T56">&lt;?</text:span><text:span text:style-name="T60">n</text:span><text:span text:style-name="T59">&gt; ~ &lt;?u&gt; 肉質層法則 發展 世界觀、科學、文明。</text:span></text:p>
                    </text:list-item>
                    <text:list-item>
                      <text:p text:style-name="P25"><text:span text:style-name="T80">個體、群體、文明 透過 </text:span><text:span text:style-name="T56">&lt;?</text:span><text:span text:style-name="T60">n</text:span><text:span text:style-name="T59">&gt; ~ &lt;?u&gt; 意識層法則 發展 世界觀、科學、文明。</text:span></text:p>
                    </text:list-item>
                  </text:list>
                </text:list-item>
              </text:list>
            </text:list-item>
            <text:list-item>
              <text:p text:style-name="P89">明顯例子，人類 的 神學、哲學、數學、物理、化學、心理學 學門。</text:p>
              <text:list>
                <text:list-item>
                  <text:p text:style-name="P89">物理 是 物理學、物理學門。</text:p>
                </text:list-item>
                <text:list-item>
                  <text:p text:style-name="P90">人類 使用 本能、信念、肉質層 法則，發展出 神學、哲學、數學、物理、化學<text:span text:style-name="T91">、心理學</text:span>。</text:p>
                </text:list-item>
                <text:list-item>
                  <text:p text:style-name="P26"><text:span text:style-name="T59">人類 試圖 透過 神學、哲學、數學、物理、化學</text:span><text:span text:style-name="T61">、心理學</text:span><text:span text:style-name="T59"> 傳承 &lt;_?</text:span><text:span text:style-name="T61">3_&gt;個體的投影。</text:span></text:p>
                  <text:list>
                    <text:list-item>
                      <text:p text:style-name="P27"><text:span text:style-name="T59">傳承 是 命名、描述、描繪、橫向傳承、縱向傳承</text:span><text:span text:style-name="T65">。</text:span></text:p>
                    </text:list-item>
                    <text:list-item>
                      <text:p text:style-name="P25"><text:span text:style-name="T59">人類 試圖 傳承 &lt;_?</text:span><text:span text:style-name="T61">3_&gt;個體的 投影。</text:span></text:p>
                    </text:list-item>
                    <text:list-item>
                      <text:p text:style-name="P25"><text:span text:style-name="T59">人類 試圖 傳承 &lt;_?</text:span><text:span text:style-name="T61">3_&gt;個體的 投影世界。</text:span></text:p>
                    </text:list-item>
                    <text:list-item>
                      <text:p text:style-name="P28"><text:span text:style-name="T61">人類 認定</text:span><text:span text:style-name="T59"> 神學</text:span><text:span text:style-name="T61">盲人</text:span><text:span text:style-name="T59">、哲學</text:span><text:span text:style-name="T61">盲人</text:span><text:span text:style-name="T59">、數學</text:span><text:span text:style-name="T61">盲人</text:span><text:span text:style-name="T59">、物理</text:span><text:span text:style-name="T61">盲人</text:span><text:span text:style-name="T59">、化學</text:span><text:span text:style-name="T61">盲人、心理學盲人</text:span><text:span text:style-name="T59"> 傳承 的世界觀 是 真實世界。</text:span></text:p>
                      <text:list>
                        <text:list-item>
                          <text:p text:style-name="P25"><text:span text:style-name="T59">實際上，該世界觀 是 &lt;_?</text:span><text:span text:style-name="T61">3_&gt;個體、道 的 投影世界觀。</text:span></text:p>
                        </text:list-item>
                        <text:list-item>
                          <text:p text:style-name="P91">明顯例子，盲人摸象。</text:p>
                          <text:list>
                            <text:list-item>
                              <text:p text:style-name="P25"><text:span text:style-name="T61">盲人 是 神學盲人、</text:span><text:span text:style-name="T59">哲</text:span><text:span text:style-name="T61">學盲人、</text:span><text:span text:style-name="T59">數</text:span><text:span text:style-name="T61">學盲人、</text:span><text:span text:style-name="T59">物理</text:span><text:span text:style-name="T61">盲人、</text:span><text:span text:style-name="T59">化學</text:span><text:span text:style-name="T61">盲人、心理學盲人。</text:span></text:p>
                            </text:list-item>
                            <text:list-item>
                              <text:p text:style-name="P91">象 是 大象、大象個體。</text:p>
                            </text:list-item>
                            <text:list-item>
                              <text:p text:style-name="P29"><text:span text:style-name="T61">神學盲人、</text:span><text:span text:style-name="T59">哲</text:span><text:span text:style-name="T61">學盲人、</text:span><text:span text:style-name="T59">數</text:span><text:span text:style-name="T61">學盲人、</text:span><text:span text:style-name="T59">物理</text:span><text:span text:style-name="T61">盲人、</text:span><text:span text:style-name="T59">化學</text:span><text:span text:style-name="T61">盲人</text:span><text:span text:style-name="T59">、心理學</text:span><text:span text:style-name="T61">盲人 認定自己最瞭解 大象。</text:span></text:p>
                            </text:list-item>
                            <text:list-item>
                              <text:p text:style-name="P91">他們 透過 非監督式學習，再配合 信念法則 強化，堅信 自己的世界觀是 真理。</text:p>
                            </text:list-item>
                            <text:list-item>
                              <text:p text:style-name="P91">他們 認定 其他盲人的世界觀 都有問題、都不是真理。</text:p>
                            </text:list-item>
                            <text:list-item>
                              <text:p text:style-name="P91">他們 批評、嘲笑、否定 其他盲人的世界觀。</text:p>
                            </text:list-item>
                            <text:list-item>
                              <text:p text:style-name="P91">他們 迫害、獵巫、殲滅 其他盲人。</text:p>
                            </text:list-item>
                            <text:list-item>
                              <text:p text:style-name="P91">他們 認定 自己的世界觀 才是 真理。</text:p>
                            </text:list-item>
                            <text:list-item>
                              <text:p text:style-name="P91">盲人之間 有機率因為 世界觀的差異、信念不同，爭辯、爆發衝突、發動內戰。</text:p>
                            </text:list-item>
                            <text:list-item>
                              <text:p text:style-name="P25"><text:span text:style-name="T61">他們 認定 自己的世界觀 才是 命名、定義、描述 </text:span><text:span text:style-name="T59">&lt;_?</text:span><text:span text:style-name="T61">3_&gt;個體的 本質、現象。</text:span></text:p>
                            </text:list-item>
                            <text:list-item>
                              <text:p text:style-name="P25"><text:span text:style-name="T61">他們 認定 自己的世界觀 才是 命名、定義、描述 </text:span><text:span text:style-name="T59">&lt;_?</text:span><text:span text:style-name="T61">3_&gt;個體的 全貌、一切。</text:span></text:p>
                            </text:list-item>
                            <text:list-item>
                              <text:p text:style-name="P25"><text:span text:style-name="T61">他們 認定 自己的世界觀 不是 命名、定義、描述 </text:span><text:span text:style-name="T59">&lt;_?</text:span><text:span text:style-name="T61">3_&gt;個體的 投影。</text:span></text:p>
                            </text:list-item>
                            <text:list-item>
                              <text:p text:style-name="P25"><text:span text:style-name="T61">他們 認定 自己的世界觀 不是 命名、定義、描述 </text:span><text:span text:style-name="T59">&lt;_?</text:span><text:span text:style-name="T61">3_&gt;個體的 投影世界。</text:span></text:p>
                            </text:list-item>
                            <text:list-item>
                              <text:p text:style-name="P35"><text:span text:style-name="T55">盲人 從 </text:span><text:span text:style-name="T59">&lt;_?</text:span><text:span text:style-name="T55">3_&gt;個體 非監督式學習 到 投影世界。</text:span></text:p>
                            </text:list-item>
                            <text:list-item>
                              <text:p text:style-name="P35"><text:span text:style-name="T55">投影世界 是 盲人 對 </text:span><text:span text:style-name="T59">&lt;_?</text:span><text:span text:style-name="T55">3_&gt;個體 的 投影、幻想、想像 世界。</text:span></text:p>
                            </text:list-item>
                            <text:list-item>
                              <text:p text:style-name="P14">每一個盲人 都有 自己的投影世界。</text:p>
                            </text:list-item>
                            <text:list-item>
                              <text:p text:style-name="P14">每一個投影世界之間 有機率 有 重疊、相似、一樣 的 觀點、觀念、常識。</text:p>
                              <text:list>
                                <text:list-item>
                                  <text:p text:style-name="P35"><text:span text:style-name="T55">明顯例子，</text:span><text:span text:style-name="T59">物理</text:span><text:span text:style-name="T55">盲人、</text:span><text:span text:style-name="T59">化學</text:span><text:span text:style-name="T55">盲人 都有 電子 的 觀點、觀念、常識。</text:span></text:p>
                                </text:list-item>
                              </text:list>
                            </text:list-item>
                            <text:list-item>
                              <text:p text:style-name="P35"><text:span text:style-name="T55">他們 從 自己的投影世界，獲得、塑造、建構 自己的世界觀</text:span><text:span text:style-name="T79">。</text:span></text:p>
                            </text:list-item>
                            <text:list-item>
                              <text:p text:style-name="P35"><text:span text:style-name="T79">除非 </text:span><text:span text:style-name="T55">盲人 能夠 把手伸進大象 裡面，否則 只能 感測、認知 大象 外皮、外表。</text:span></text:p>
                              <text:list>
                                <text:list-item>
                                  <text:p text:style-name="P91">盲人 描繪不出 大象 完整的 外表輪廓、內部狀態、大象跟環境的交互作用。</text:p>
                                </text:list-item>
                                <text:list-item>
                                  <text:p text:style-name="P91">盲人 描繪不出 大象外表 的 本質、材質、材料特性、顏色、深淺、濃淡。</text:p>
                                </text:list-item>
                                <text:list-item>
                                  <text:p text:style-name="P91">盲人 描繪不出 大象內部 的 一切。</text:p>
                                  <text:list>
                                    <text:list-item>
                                      <text:p text:style-name="P91">一切 是 重量、內部運作、內臟材質、內臟分布、骨頭硬度、胃中食物。</text:p>
                                    </text:list-item>
                                  </text:list>
                                </text:list-item>
                                <text:list-item>
                                  <text:p text:style-name="P91">盲人 描繪不出 大象 生活習慣、吃什麼食物、壽命長度、食物來源、天敵。</text:p>
                                </text:list-item>
                                <text:list-item>
                                  <text:p text:style-name="P91">盲人 有機率不知道 大象是一個 個體。</text:p>
                                </text:list-item>
                                <text:list-item>
                                  <text:p text:style-name="P91">盲人 有機率不知道 大象是一個 物種。</text:p>
                                </text:list-item>
                                <text:list-item>
                                  <text:p text:style-name="P91">盲人 描繪不出 這個大象、其他大象 有什麼差異。</text:p>
                                </text:list-item>
                                <text:list-item>
                                  <text:p text:style-name="P91">盲人 有機率不知道 地球有 很多個大象。</text:p>
                                </text:list-item>
                                <text:list-item>
                                  <text:p text:style-name="P91">盲人 沾沾自喜，自己 最瞭解 大象，自己認定的大象 才是 真正的大象。</text:p>
                                </text:list-item>
                                <text:list-item>
                                  <text:p text:style-name="P14">每一個盲人 認定自己的大象觀 才能 命名、定義、描述 真正的大象。</text:p>
                                </text:list-item>
                                <text:list-item>
                                  <text:p text:style-name="P14">每一個盲人 有機率認定 其他盲人認定的大象 沒有一樣正確，經不起考驗。</text:p>
                                </text:list-item>
                                <text:list-item>
                                  <text:p text:style-name="P25"><text:span text:style-name="T59">實際上，</text:span><text:span text:style-name="T61">每一個盲人的大象</text:span><text:span text:style-name="T59">觀 是 該</text:span><text:span text:style-name="T61">大象個體的 投影大象觀。</text:span></text:p>
                                </text:list-item>
                                <text:list-item>
                                  <text:p text:style-name="P25"><text:span text:style-name="T61">每一個盲人 對 </text:span><text:span text:style-name="T59">該</text:span><text:span text:style-name="T61">大象個體，</text:span><text:span text:style-name="T59">傳承</text:span><text:span text:style-name="T61"> 自己認定的大象個體。</text:span></text:p>
                                </text:list-item>
                                <text:list-item>
                                  <text:p text:style-name="P14">非監督式學習、信念法則 加持之下，每一個盲人 都敢說 自己最瞭解大象。</text:p>
                                  <text:list>
                                    <text:list-item>
                                      <text:p text:style-name="P91">每一個盲人 都是 自己的大象觀 的 虔誠信徒。</text:p>
                                    </text:list-item>
                                    <text:list-item>
                                      <text:p text:style-name="P25"><text:span text:style-name="T61">每一個盲人 都對 自己的大象觀 有 絕對</text:span><text:span text:style-name="T63">把握。</text:span></text:p>
                                    </text:list-item>
                                    <text:list-item>
                                      <text:p text:style-name="P25"><text:span text:style-name="T63">沒有一個盲人 能憾動 </text:span><text:span text:style-name="T61">自己的大象觀</text:span><text:span text:style-name="T64">。</text:span></text:p>
                                    </text:list-item>
                                    <text:list-item>
                                      <text:p text:style-name="P25"><text:span text:style-name="T64">盲人 有機率，為了 </text:span><text:span text:style-name="T61">自己的大象觀 信念，迫害、獵巫、殲滅 其他盲人。</text:span></text:p>
                                    </text:list-item>
                                    <text:list-item>
                                      <text:p text:style-name="P25"><text:span text:style-name="T64">盲人 有機率，為了 </text:span><text:span text:style-name="T61">自己的大象觀 信念，發動內戰。</text:span></text:p>
                                      <text:list>
                                        <text:list-item>
                                          <text:p text:style-name="P91">就算 生靈塗炭、資源耗竭、文明滅絕 也在所不惜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1">其他沒有失明的人類個體 能夠理解 盲人 的 想法、大象觀。</text:p>
                                      <text:list>
                                        <text:list-item>
                                          <text:p text:style-name="P91">無法理解 盲人為了自己的大象觀信念，迫害、獵巫、殲滅 其他盲人。</text:p>
                                        </text:list-item>
                                        <text:list-item>
                                          <text:p text:style-name="P91">無法理解 盲人為了自己的大象觀信念，發動內戰。</text:p>
                                        </text:list-item>
                                        <text:list-item>
                                          <text:p text:style-name="P25"><text:span text:style-name="T79">為了 改變 其他盲人 的 世界觀，</text:span><text:span text:style-name="T61">迫害、獵巫 是 極端愚蠢的決策</text:span><text:span text:style-name="T79">。</text:span></text:p>
                                        </text:list-item>
                                        <text:list-item>
                                          <text:p text:style-name="P25"><text:span text:style-name="T79">為了 改變 其他盲人 的 世界觀，</text:span><text:span text:style-name="T61">殲滅、內戰 是 極端愚蠢的決策</text:span><text:span text:style-name="T79">。</text:span></text:p>
                                        </text:list-item>
                                        <text:list-item>
                                          <text:p text:style-name="P91">大象 就在那裡，不會因為 盲人的大象觀，而有任何 改變、不同。</text:p>
                                        </text:list-item>
                                        <text:list-item>
                                          <text:p text:style-name="P91">其他沒有失明的人類個體 有機率 傳承真正的大象觀給 盲人。</text:p>
                                        </text:list-item>
                                        <text:list-item>
                                          <text:p text:style-name="P91">盲人 有機率 批評、嘲笑、否定、拒絕 被傳成的 真正的大象觀。</text:p>
                                          <text:list>
                                            <text:list-item>
                                              <text:p text:style-name="P91">原因很明顯，盲人 的 本能、傳承 不足夠，無法 親自驗證真偽。</text:p>
                                            </text:list-item>
                                            <text:list-item>
                                              <text:p text:style-name="P91">原因很明顯，盲人 的 本能、傳承 不足夠，無法 非監督式學習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91">盲人 有機率 迫害、獵巫、殲滅、內戰 其他沒有失明的人類個體。</text:p>
                                          <text:list>
                                            <text:list-item>
                                              <text:p text:style-name="P91">原因很明顯，信念衝突。</text:p>
                                            </text:list-item>
                                            <text:list-item>
                                              <text:p text:style-name="P91">原因很明顯，真正的大象觀 牴觸、違背、傷害 自己的大象觀。</text:p>
                                            </text:list-item>
                                            <text:list-item>
                                              <text:p text:style-name="P91">原因很明顯，透過意識層 難分上下，透過肉質層 可以分出上下。</text:p>
                                            </text:list-item>
                                            <text:list-item>
                                              <text:p text:style-name="P91">原因很明顯，自己的大象觀 有龐大的盲人個體 支持、堅信。</text:p>
                                            </text:list-item>
                                            <text:list-item>
                                              <text:p text:style-name="P91">原因很明顯，真正的大象觀 只有 傳承的少數個體。</text:p>
                                            </text:list-item>
                                            <text:list-item>
                                              <text:p text:style-name="P91">原因很明顯，自己的大象觀 的 既有利益者、擁戴者 不能放棄。</text:p>
                                            </text:list-item>
                                            <text:list-item>
                                              <text:p text:style-name="P91">一旦放棄，之前累積的資產 有機率 灰飛湮滅、土崩瓦解、崩塌。</text:p>
                                            </text:list-item>
                                            <text:list-item>
                                              <text:p text:style-name="P91">既有利益者 從 自己的大象觀，攝取龐大 利益。</text:p>
                                            </text:list-item>
                                            <text:list-item>
                                              <text:p text:style-name="P91">既有利益者 建構自己的 大象觀、系統，攝取、謀取 龐大資產。</text:p>
                                            </text:list-item>
                                            <text:list-item>
                                              <text:p text:style-name="P14">自己的大象觀 維持 越久、越穩固，既有利益者的利益 越龐大。</text:p>
                                            </text:list-item>
                                            <text:list-item>
                                              <text:p text:style-name="P14">自己的大象觀的 信徒、傳承者 越多，既有利益者的利益 越龐大。</text:p>
                                            </text:list-item>
                                            <text:list-item>
                                              <text:p text:style-name="P14">自己的大象觀的 信徒、傳承者 越多，利益堆疊的加速度 越高。</text:p>
                                            </text:list-item>
                                            <text:list-item>
                                              <text:p text:style-name="P14">堅信 該大象觀的個體，都要讓其他信徒 使用自己的部分 資產。</text:p>
                                            </text:list-item>
                                            <text:list-item>
                                              <text:p text:style-name="P14">堅信 該大象觀的個體，都要捐出自己的部分 資產。</text:p>
                                            </text:list-item>
                                            <text:list-item>
                                              <text:p text:style-name="P14">資產 是 信任、信念、社交網、上下關係、權力、權利、香油錢。</text:p>
                                            </text:list-item>
                                            <text:list-item>
                                              <text:p text:style-name="P14">擁戴者 不能放棄 自己的大象觀，才能增加 資產。</text:p>
                                            </text:list-item>
                                            <text:list-item>
                                              <text:p text:style-name="P14">擁戴者 不能放棄 自己的大象觀，才能維持 資產。</text:p>
                                            </text:list-item>
                                            <text:list-item>
                                              <text:p text:style-name="P14">擁戴者 是 信徒、傳承者。</text:p>
                                            </text:list-item>
                                            <text:list-item>
                                              <text:p text:style-name="P14">擁戴者 放棄 自己的大象觀，資產 有機率 灰飛煙滅、土崩瓦解。</text:p>
                                            </text:list-item>
                                            <text:list-item>
                                              <text:p text:style-name="P14">擁戴者 放棄 自己的大象觀，資產 有機率 重新開始、重新堆疊。</text:p>
                                            </text:list-item>
                                            <text:list-item>
                                              <text:p text:style-name="P14">擁戴者 接受 很多個大象觀，資產 有機率 重新開始、重新堆疊。</text:p>
                                            </text:list-item>
                                            <text:list-item>
                                              <text:p text:style-name="P14">越早接受 其他、很多個、真正 大象觀，重新開始 機率 越小。</text:p>
                                            </text:list-item>
                                            <text:list-item>
                                              <text:p text:style-name="P14">越晚接受 其他、很多個、真正 大象觀，重新開始 機率 越大。</text:p>
                                            </text:list-item>
                                            <text:list-item>
                                              <text:p text:style-name="P14">越早接受 其他、很多個、真正 大象觀，既有資產 影響 越小。</text:p>
                                            </text:list-item>
                                            <text:list-item>
                                              <text:p text:style-name="P14">越晚接受 其他、很多個、真正 大象觀，既有資產 影響 越大。</text:p>
                                            </text:list-item>
                                            <text:list-item>
                                              <text:p text:style-name="P15">明顯例子，伊曼紐史威登堡。</text:p>
                                            </text:list-item>
                                            <text:list-item>
                                              <text:p text:style-name="P14">自己的大象觀 在 非監督式學習、信念法則，累積 龐大信徒數量。</text:p>
                                            </text:list-item>
                                            <text:list-item>
                                              <text:p text:style-name="P14">明顯例子，地動說。</text:p>
                                            </text:list-item>
                                            <text:list-item>
                                              <text:p text:style-name="P35"><text:span text:style-name="T79">每一個盲人 透過 自己的大象觀 發展出各自的 大象</text:span><text:span text:style-name="T82">神學觀、</text:span><text:span text:style-name="T79">大象</text:span><text:span text:style-name="T82">哲學觀、</text:span><text:span text:style-name="T79">大象</text:span><text:span text:style-name="T82">數學觀、</text:span><text:span text:style-name="T79">大象</text:span><text:span text:style-name="T82">物理觀、</text:span><text:span text:style-name="T79">大象</text:span><text:span text:style-name="T82">化學觀 來映射 大象。</text:span></text:p>
                                            </text:list-item>
                                            <text:list-item>
                                              <text:p text:style-name="P16">映射 是 感測、瞭解、命名、分類、描述、紀載、紀錄、傳承。</text:p>
                                            </text:list-item>
                                            <text:list-item>
                                              <text:p text:style-name="P16">明顯例子，洞穴預言。</text:p>
                                            </text:list-item>
                                            <text:list-item>
                                              <text:p text:style-name="P14">每一個盲人 透過 自己的大象觀 發展出 一個（以上）、各種各樣 大象宇宙觀、大象宗教、大象教條、大象教派、大象派系、大象組織、大象體制、大象國家、大象族群、大象群體、大象文明。</text:p>
                                            </text:list-item>
                                            <text:list-item>
                                              <text:p text:style-name="P14">每一個盲人 是 每一群盲人。</text:p>
                                            </text:list-item>
                                            <text:list-item>
                                              <text:p text:style-name="P14">每一群盲人 是 認定、堅信、信仰 某一特定大象觀的盲人個體群。</text:p>
                                            </text:list-item>
                                            <text:list-item>
                                              <text:p text:style-name="P14">每一群盲人 是 擁有 同一個 某一特定大象觀 的盲人個體群。</text:p>
                                            </text:list-item>
                                            <text:list-item>
                                              <text:p text:style-name="P14">每一群盲人 是 擁戴 同一個 某一特定大象觀 的盲人個體群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5"><text:span text:style-name="T59">人類 試圖 傳承 &lt;_?</text:span><text:span text:style-name="T61">3_&gt;個體、人類 之間的關係。</text:span></text:p>
                </text:list-item>
                <text:list-item>
                  <text:p text:style-name="P25"><text:span text:style-name="T59">人類 試圖 傳承</text:span><text:span text:style-name="T61"> </text:span><text:span text:style-name="T59">&lt;_?</text:span><text:span text:style-name="T61">3_&gt;個體內部 的 &lt;?</text:span><text:span text:style-name="T62">3&gt; </text:span><text:span text:style-name="T61">~ &lt;?1&gt; </text:span><text:span text:style-name="T62">個體。</text:span></text:p>
                  <text:list>
                    <text:list-item>
                      <text:p text:style-name="P119">明顯例子，神、輪迴、思考、存在、無理數、虛數、空間、時間、放熱反應、化學鍵。</text:p>
                    </text:list-item>
                  </text:list>
                </text:list-item>
                <text:list-item>
                  <text:p text:style-name="P25"><text:span text:style-name="T59">人類 試圖 傳承 其他</text:span><text:span text:style-name="T61">&lt;?</text:span><text:span text:style-name="T62">3&gt;個體</text:span><text:span text:style-name="T61">~&lt;?1&gt;</text:span><text:span text:style-name="T62">個體</text:span><text:span text:style-name="T61">、人類 之間的關係。</text:span></text:p>
                </text:list-item>
              </text:list>
            </text:list-item>
          </text:list>
        </text:list-item>
        <text:list-item>
          <text:p text:style-name="P9"><text:bookmark-start text:name="法則 與 層級"/>法則 與 層級<text:bookmark-end text:name="法則 與 層級"/></text:p>
          <text:list>
            <text:list-item>
              <text:p text:style-name="P92">第零層級法則 ~ 第二層級法則。</text:p>
              <text:list>
                <text:list-item>
                  <text:p text:style-name="P5"><text:span text:style-name="T77">本能法則、信念法則、</text:span><text:span text:style-name="T61">肉質層法則 是 第零層級法則。</text:span><text:span text:style-name="T13">（主意識 是 第零層級意識）</text:span></text:p>
                  <text:list>
                    <text:list-item>
                      <text:p text:style-name="P93">第零層級法則 只需要使用 肉質層。</text:p>
                    </text:list-item>
                  </text:list>
                </text:list-item>
                <text:list-item>
                  <text:p text:style-name="P6"><text:span text:style-name="T61">肉質層</text:span><text:span text:style-name="T77">法則</text:span><text:span text:style-name="T61">、意識層</text:span><text:span text:style-name="T77">法則 複合體、</text:span><text:span text:style-name="T61">複合法則 是 第一層級法則。</text:span><text:span text:style-name="T16">（潛意識是第一層級意識）</text:span></text:p>
                  <text:list>
                    <text:list-item>
                      <text:p text:style-name="P94">第一層級法則 需要同時使用 肉質層、意識層。<text:span text:style-name="T1">（溫度是粒子震動，溫波是溫度震動）</text:span></text:p>
                    </text:list-item>
                    <text:list-item>
                      <text:p text:style-name="P30"><text:span text:style-name="T61">震動、頻率、震幅 有機率觸發 &lt;?</text:span><text:span text:style-name="T66">2&gt;個體 對 </text:span><text:span text:style-name="T61">第一層級法則 的 發現、非監督式學習。</text:span></text:p>
                      <text:list>
                        <text:list-item>
                          <text:p text:style-name="P95">震動、頻率、震幅 是 肉質層 震動、頻率、震幅、共振、共鳴、響應、自然震盪。</text:p>
                        </text:list-item>
                        <text:list-item>
                          <text:p text:style-name="P95">震動、頻率、震幅 是 意識層 震動、頻率、震幅、共振、共鳴、響應、自然震盪。</text:p>
                        </text:list-item>
                        <text:list-item>
                          <text:p text:style-name="P96">震動、頻率、震幅 是 肉質層、意識層 複合型 震動、頻率、震幅、共振、共鳴。</text:p>
                          <text:list>
                            <text:list-item>
                              <text:p text:style-name="P97">目的是 反孕育 &lt;?<text:span text:style-name="T96">2&gt;個體的</text:span>意識層 到 &lt;_?<text:span text:style-name="T97">3</text:span>_<text:span text:style-name="T97">&gt;個體。</text:span></text:p>
                            </text:list-item>
                            <text:list-item>
                              <text:p text:style-name="P98">主意識 越低越好，潛意識 越低越好，無意識 越高越好。</text:p>
                              <text:list>
                                <text:list-item>
                                  <text:p text:style-name="P99">優良情況，&lt;?<text:span text:style-name="T96">2&gt;個體的</text:span>主意識 是 駐波。</text:p>
                                  <text:list>
                                    <text:list-item>
                                      <text:p text:style-name="P100">&lt;?<text:span text:style-name="T96">2&gt;個體的 </text:span>潛意識、無意識 是 電磁波型自然頻率震盪關係。</text:p>
                                    </text:list-item>
                                    <text:list-item>
                                      <text:p text:style-name="P101">&lt;?<text:span text:style-name="T96">2&gt;個體的 </text:span>潛意識、無意識 是 彈簧波型自然頻率震盪關係。</text:p>
                                    </text:list-item>
                                  </text:list>
                                </text:list-item>
                                <text:list-item>
                                  <text:p text:style-name="P102">&lt;?<text:span text:style-name="T96">2&gt;個體的潛</text:span>意識 負責 記憶、回憶 發生在&lt;?<text:span text:style-name="T96">2&gt;個體的</text:span>無意識的 一切。</text:p>
                                </text:list-item>
                                <text:list-item>
                                  <text:p text:style-name="P103">&lt;?<text:span text:style-name="T96">2&gt;個體的</text:span>無意識、&lt;_?<text:span text:style-name="T97">3</text:span>_<text:span text:style-name="T97">&gt;個體 發生 </text:span>共振、共鳴、自然響應、自然頻率。</text:p>
                                </text:list-item>
                              </text:list>
                            </text:list-item>
                            <text:list-item>
                              <text:p text:style-name="P104">完成 之後，&lt;?<text:span text:style-name="T96">2&gt;個體 孕育 </text:span>意識層<text:span text:style-name="T96">，</text:span>&lt;?<text:span text:style-name="T96">2&gt;個體的主</text:span>意識 讀取 <text:span text:style-name="T96">潛</text:span>意識，來 回憶。</text:p>
                            </text:list-item>
                            <text:list-item>
                              <text:p text:style-name="P105">抽象例子，&lt;?<text:span text:style-name="T96">2&gt;個體 本能、傳承 使用 </text:span>第一層級法則 的 優良情況。</text:p>
                              <text:list>
                                <text:list-item>
                                  <text:p text:style-name="P106">&lt;?<text:span text:style-name="T96">2&gt;個體 </text:span>反孕育 &lt;?<text:span text:style-name="T96">2&gt;個體的</text:span>意識層 到 &lt;_?<text:span text:style-name="T97">3</text:span>_<text:span text:style-name="T97">&gt;個體。</text:span></text:p>
                                </text:list-item>
                                <text:list-item>
                                  <text:p text:style-name="P63"><text:span text:style-name="T29">&lt;?</text:span><text:span text:style-name="T49">2&gt;個體的 </text:span><text:span text:style-name="T29">第</text:span><text:span text:style-name="T50">a</text:span><text:span text:style-name="T51">層級</text:span><text:span text:style-name="T29">意識、第</text:span><text:span text:style-name="T50">a+</text:span><text:span text:style-name="T51">1</text:span><text:span text:style-name="T50">層級</text:span><text:span text:style-name="T29">意識 是 電磁波型自然頻率震盪關係。</text:span></text:p>
                                </text:list-item>
                                <text:list-item>
                                  <text:p text:style-name="P107">&lt;?<text:span text:style-name="T96">2&gt;個體的 </text:span>第<text:span text:style-name="T98">a層級</text:span>意識、第<text:span text:style-name="T98">a+1層級</text:span>意識 是 彈簧波型自然頻率震盪關係。</text:p>
                                  <text:list>
                                    <text:list-item>
                                      <text:p text:style-name="P107">&lt;_?<text:span text:style-name="T97">3</text:span>_<text:span text:style-name="T97">&gt;個體的最高</text:span>意識<text:span text:style-name="T99">層級 &gt;= a &gt;= 2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63"><text:span text:style-name="T29">&lt;?</text:span><text:span text:style-name="T49">2&gt;個體的 </text:span><text:span text:style-name="T29">第</text:span><text:span text:style-name="T52">a-1層級</text:span><text:span text:style-name="T29">意識~第</text:span><text:span text:style-name="T53">b+1層級</text:span><text:span text:style-name="T29">意識 是 傳遞層。</text:span></text:p>
                                  <text:list>
                                    <text:list-item>
                                      <text:p text:style-name="P108"><text:span text:style-name="T100">b 的 </text:span>預設值 是 0。</text:p>
                                      <text:list>
                                        <text:list-item>
                                          <text:p text:style-name="P109">&lt;?<text:span text:style-name="T96">2&gt;個體 讀取、記憶、回憶 的 本能、傳承 越高，b 越大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8">第<text:span text:style-name="T98">a層級</text:span>意識、第<text:span text:style-name="T98">a+1層級</text:span>意識 的 震盪 一路往 第<text:span text:style-name="T98">1層級</text:span>意識 傳遞。</text:p>
                                      <text:list>
                                        <text:list-item>
                                          <text:p text:style-name="P108">震盪 是 影響、餘波、記憶、感測、交互作用。</text:p>
                                        </text:list-item>
                                        <text:list-item>
                                          <text:p text:style-name="P108">傳遞過程 在 自然態 自然衰減。</text:p>
                                          <text:list>
                                            <text:list-item>
                                              <text:p text:style-name="P110">&lt;?<text:span text:style-name="T96">2&gt;個體 有機率透過 本能、傳承 增幅宗量、反制該自然衰減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4"><text:span text:style-name="T29">完成 之後，&lt;?</text:span><text:span text:style-name="T49">2&gt;個體 孕育 </text:span><text:span text:style-name="T29">意識層</text:span><text:span text:style-name="T49">。</text:span></text:p>
                                      <text:list>
                                        <text:list-item>
                                          <text:p text:style-name="P65"><text:span text:style-name="T29">&lt;?</text:span><text:span text:style-name="T49">2&gt;個體的</text:span><text:span text:style-name="T29">第</text:span><text:span text:style-name="T50">b</text:span><text:span text:style-name="T53">層級</text:span><text:span text:style-name="T29">意識 讀取 第</text:span><text:span text:style-name="T50">b</text:span><text:span text:style-name="T54">+1</text:span><text:span text:style-name="T53">層級</text:span><text:span text:style-name="T29">意識，來 回憶、紀載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6"><text:span text:style-name="T29">&lt;?</text:span><text:span text:style-name="T49">2&gt;個體的 第b</text:span><text:span text:style-name="T53">層級</text:span><text:span text:style-name="T29">意識~第</text:span><text:span text:style-name="T50">0</text:span><text:span text:style-name="T53">層級</text:span><text:span text:style-name="T29">意識 是 駐波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1">明顯例子，聲音、溫度、光、氣味、聲波、溫波、光波、動能型運動、電能型運動。</text:p>
                        </text:list-item>
                        <text:list-item>
                          <text:p text:style-name="P112">使用 工具，協助 &lt;?<text:span text:style-name="T94">2&gt;個體 加速、催化 心靈平靜、德，從 暫態 到 穩態 的過程。</text:span></text:p>
                        </text:list-item>
                        <text:list-item>
                          <text:p text:style-name="P112">使用 工具，協助 &lt;?<text:span text:style-name="T94">2&gt;個體 加速進入、催化達到 心靈平靜、德 狀態、閥值。</text:span></text:p>
                        </text:list-item>
                        <text:list-item>
                          <text:p text:style-name="P113">使用 工具，協助 &lt;?<text:span text:style-name="T94">2&gt;個體 成長、提升、昇華 心靈平靜、德 狀態、層級、程度。</text:span></text:p>
                        </text:list-item>
                        <text:list-item>
                          <text:p text:style-name="P31"><text:span text:style-name="T61">震動、頻率、震幅 越讓 &lt;?</text:span><text:span text:style-name="T67">2&gt;個體 舒適、</text:span><text:span text:style-name="T68">心靈平靜</text:span><text:span text:style-name="T67">，越快 </text:span><text:span text:style-name="T61">發現、非監督式學習</text:span><text:span text:style-name="T68">。</text:span></text:p>
                        </text:list-item>
                        <text:list-item>
                          <text:p text:style-name="P114">溫度 是 &lt;?<text:span text:style-name="T95">a&gt;個體 的 震動、震盪、共鳴頻率震動、舒適頻率震動、自然頻率震動。</text:span></text:p>
                          <text:list>
                            <text:list-item>
                              <text:p text:style-name="P115">以 人類、&lt;?<text:span text:style-name="T95">2&gt;個體</text:span> 為例，溫度 是 人類的內部物質、其他&lt;?<text:span text:style-name="T95">2&gt;個體 的 震動。</text:span></text:p>
                            </text:list-item>
                            <text:list-item>
                              <text:p text:style-name="P116"><text:span text:style-name="T95">共鳴頻率震動、舒適頻率震動、自然頻率震動 狀態，有機率發生 </text:span>自然態冥想。</text:p>
                            </text:list-item>
                            <text:list-item>
                              <text:p text:style-name="P116"><text:span text:style-name="T95">共鳴頻率震動、舒適頻率震動、自然頻率震動 狀態，有機率發生 </text:span>自然態心流。</text:p>
                            </text:list-item>
                            <text:list-item>
                              <text:p text:style-name="P36"><text:span text:style-name="T83">共鳴頻率</text:span><text:span text:style-name="T69">震動</text:span><text:span text:style-name="T83">、舒適頻率震</text:span><text:span text:style-name="T69">動</text:span><text:span text:style-name="T83">、自然頻率震</text:span><text:span text:style-name="T69">動</text:span><text:span text:style-name="T83"> 狀態，有機率發生 </text:span><text:span text:style-name="T79">自然態虛無。</text:span></text:p>
                            </text:list-item>
                          </text:list>
                        </text:list-item>
                        <text:list-item>
                          <text:p text:style-name="P37"><text:span text:style-name="T79">人類的大腦的 明顯例子，</text:span><text:span text:style-name="T101">θ</text:span><text:span text:style-name="T84">波</text:span><text:span text:style-name="T79">。</text:span><text:span text:style-name="T17">（實際上 要 大腦、腸腦、全身性 舒適頻率震動）</text:span></text:p>
                          <text:list>
                            <text:list-item>
                              <text:p text:style-name="P32"><text:span text:style-name="T70">睡眠狀態、432（赫茲）、（人類個體 體內的）</text:span><text:span text:style-name="T61">水、聲流學、聲懸浮、舒適共振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<text:span text:style-name="T61">意識層法則、精神層法則 是 第二層級法則。</text:span><text:span text:style-name="T13">（無意識 是 第二層級意識）</text:span></text:p>
                  <text:list>
                    <text:list-item>
                      <text:p text:style-name="P117">第二層級法則 只需要使用 意識層、精神層。</text:p>
                      <text:list>
                        <text:list-item>
                          <text:p text:style-name="P117">精神 是（精神世界 的）精神。</text:p>
                          <text:list>
                            <text:list-item>
                              <text:p text:style-name="P117">精神世界 是（物質世界、精神世界 的）精神世界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7">法則層級、個體。</text:p>
              <text:list>
                <text:list-item>
                  <text:p text:style-name="P10">法則層級 越低，<text:span text:style-name="T75">現象 越顯現，個體</text:span> 越容易 觀測<text:span text:style-name="T75">，個體 越容易 非監督式學習</text:span>。</text:p>
                  <text:list>
                    <text:list-item>
                      <text:p text:style-name="P33"><text:span text:style-name="T61">明顯例子，人類個體 容易 觀測</text:span>、<text:span text:style-name="T61">非監督式學習、產生、預測 肉質層法則的擺鐘運動。</text:span></text:p>
                    </text:list-item>
                  </text:list>
                </text:list-item>
                <text:list-item>
                  <text:p text:style-name="P11">法則層級 越高，<text:span text:style-name="T75">現象 越隱晦，個體</text:span> 越不易 觀測<text:span text:style-name="T75">，個體 越不易 非監督式學習</text:span>。</text:p>
                  <text:list>
                    <text:list-item>
                      <text:p text:style-name="P34"><text:span text:style-name="T61">明顯例子，人類個體 不易 觀測</text:span>、<text:span text:style-name="T61">非監督式學習、產生、預測 意識層法則的遙視。</text:span></text:p>
                    </text:list-item>
                  </text:list>
                </text:list-item>
              </text:list>
            </text:list-item>
            <text:list-item>
              <text:p text:style-name="P151">上限、下限。</text:p>
              <text:list>
                <text:list-item>
                  <text:p text:style-name="P67"><text:span text:style-name="T71">&lt;?</text:span><text:span text:style-name="T72">a</text:span><text:span text:style-name="T73">&gt;個體的層級法則的上限 &gt;= &lt;?a-</text:span><text:span text:style-name="T74">1</text:span><text:span text:style-name="T73">&gt;個體的層級法則的上限</text:span><text:span text:style-name="T92">。</text:span></text:p>
                </text:list-item>
                <text:list-item>
                  <text:p text:style-name="P68"><text:span text:style-name="T73">&lt;?a-</text:span><text:span text:style-name="T74">1</text:span><text:span text:style-name="T73">&gt;個體的層級法則的上限 &gt;= &lt;?</text:span><text:span text:style-name="T72">a-</text:span><text:span text:style-name="T74">1</text:span><text:span text:style-name="T73">&gt;個體的層級法則的下限。</text:span></text:p>
                </text:list-item>
                <text:list-item>
                  <text:p text:style-name="P69"><text:span text:style-name="T73">&lt;?</text:span><text:span text:style-name="T72">a</text:span><text:span text:style-name="T74">-1</text:span><text:span text:style-name="T73">&gt;個體的層級法則的下限 &gt;= &lt;?a&gt;個體的層級法則的下限</text:span><text:span text:style-name="T92">。</text:span></text:p>
                </text:list-item>
                <text:list-item>
                  <text:p text:style-name="P70"><text:span text:style-name="T92">原因很明顯，</text:span><text:span text:style-name="T73">&lt;?a&gt;個體 蘊含 &lt;?</text:span><text:span text:style-name="T72">a-</text:span><text:span text:style-name="T74">1</text:span><text:span text:style-name="T73">&gt;個體。</text:span></text:p>
                </text:list-item>
                <text:list-item>
                  <text:p text:style-name="P12"><text:span text:style-name="T78">原因很明顯，</text:span><text:span text:style-name="T73">&lt;?a&gt;個體</text:span><text:span text:style-name="T78">的層級法則</text:span><text:span text:style-name="T73"> 蘊含 &lt;?</text:span><text:span text:style-name="T72">a</text:span><text:span text:style-name="T74">-1</text:span><text:span text:style-name="T73">&gt;個體</text:span><text:span text:style-name="T78">的層級法則</text:span><text:span text:style-name="T73">。</text:span></text:p>
                  <text:list>
                    <text:list-item>
                      <text:p text:style-name="P71"><text:span text:style-name="T73">&lt;?</text:span><text:span text:style-name="T72">a</text:span><text:span text:style-name="T73">&gt;個體的層級法則的上限 &gt;= 所有&lt;?a-</text:span><text:span text:style-name="T74">1</text:span><text:span text:style-name="T73">&gt;個體的層級法則的上限 當中的 最大上限。</text:span></text:p>
                    </text:list-item>
                    <text:list-item>
                      <text:p text:style-name="P152">所有&lt;?a-<text:span text:style-name="T93">1</text:span>&gt;個體的層級法則的，上限 當中的 最大上限 &gt;= 下限 當中的 最小下限。</text:p>
                    </text:list-item>
                    <text:list-item>
                      <text:p text:style-name="P71"><text:span text:style-name="T73">所有&lt;?a-</text:span><text:span text:style-name="T74">1</text:span><text:span text:style-name="T73">&gt;個體的層級法則的下限 當中的 最小下限 &gt;= &lt;?</text:span><text:span text:style-name="T72">a</text:span><text:span text:style-name="T73">&gt;個體的層級法則的下限。</text:span></text:p>
                    </text:list-item>
                  </text:list>
                </text:list-item>
              </text:list>
            </text:list-item>
            <text:list-item>
              <text:p text:style-name="P153">明顯例子。</text:p>
              <text:list>
                <text:list-item>
                  <text:p text:style-name="P72"><text:span text:style-name="T29">第零層級法則</text:span><text:span text:style-name="T30"> 是 位移。</text:span></text:p>
                </text:list-item>
                <text:list-item>
                  <text:p text:style-name="P72"><text:span text:style-name="T29">第一層級法則</text:span><text:span text:style-name="T30"> 是 速度。</text:span></text:p>
                </text:list-item>
                <text:list-item>
                  <text:p text:style-name="P72"><text:span text:style-name="T29">第二層級法則</text:span><text:span text:style-name="T30"> 是 加速度。</text:span></text:p>
                </text:list-item>
                <text:list-item>
                  <text:p text:style-name="P73"><text:span text:style-name="T29">第三層級法則</text:span><text:span text:style-name="T30"> 是 加加速度。</text:span></text:p>
                </text:list-item>
                <text:list-item>
                  <text:p text:style-name="P73"><text:span text:style-name="T29">第四層級法則</text:span><text:span text:style-name="T30"> 是 加加加速度。</text:span></text:p>
                </text:list-item>
                <text:list-item>
                  <text:p text:style-name="P120">…</text:p>
                </text:list-item>
                <text:list-item>
                  <text:p text:style-name="P120">第n層級法則 是 加...加速度。</text:p>
                </text:list-item>
              </text:list>
            </text:list-item>
            <text:list-item>
              <text:p text:style-name="P120">明顯例子。</text:p>
              <text:list>
                <text:list-item>
                  <text:p text:style-name="P74"><text:span text:style-name="T30">&lt;?a&gt;個體的層級法則的上限 是 </text:span><text:span text:style-name="T29">第二層級法則。</text:span></text:p>
                </text:list-item>
                <text:list-item>
                  <text:p text:style-name="P74"><text:span text:style-name="T30">&lt;?a&gt;個體的層級法則的下限 是 </text:span><text:span text:style-name="T29">第零層級法則。</text:span></text:p>
                </text:list-item>
                <text:list-item>
                  <text:p text:style-name="P121">&lt;?a&gt;個體 的 內部機制 存在 位移、速度、加速度。</text:p>
                </text:list-item>
                <text:list-item>
                  <text:p text:style-name="P122">&lt;?a&gt;個體 的 內部機制 不存在 加加速度、加加加速度、加加加加速度。</text:p>
                </text:list-item>
                <text:list-item>
                  <text:p text:style-name="P123">&lt;?a&gt;個體 的 內部物質的現象 是 座標、距離、位移、慣性、等速、等加速、自旋、拋物線。</text:p>
                </text:list-item>
                <text:list-item>
                  <text:p text:style-name="P123">&lt;?a&gt;個體 沒有 質量。</text:p>
                </text:list-item>
                <text:list-item>
                  <text:p text:style-name="P75"><text:span text:style-name="T30">&lt;?a&gt;個體 蘊含 &lt;?a-</text:span><text:span text:style-name="T31">1</text:span><text:span text:style-name="T30">&gt;個體。</text:span></text:p>
                  <text:list>
                    <text:list-item>
                      <text:p text:style-name="P76"><text:span text:style-name="T30">&lt;?a-</text:span><text:span text:style-name="T31">1</text:span><text:span text:style-name="T30">&gt;個體 是 &lt;?a&gt;個體 的 內在物質。</text:span></text:p>
                    </text:list-item>
                    <text:list-item>
                      <text:p text:style-name="P77"><text:span text:style-name="T30">&lt;?a-</text:span><text:span text:style-name="T31">1</text:span><text:span text:style-name="T30">&gt;個體 在 &lt;?a&gt;個體，存在、生存、生活。</text:span></text:p>
                    </text:list-item>
                    <text:list-item>
                      <text:p text:style-name="P78"><text:span text:style-name="T30">&lt;?a-</text:span><text:span text:style-name="T31">1</text:span><text:span text:style-name="T30">&gt;個體 沒有 質量。</text:span></text:p>
                    </text:list-item>
                  </text:list>
                </text:list-item>
                <text:list-item>
                  <text:p text:style-name="P78"><text:span text:style-name="T30">&lt;?a-</text:span><text:span text:style-name="T40">1</text:span><text:span text:style-name="T30">&gt;個體的層級法則的上限 是 </text:span><text:span text:style-name="T29">第二層級法則。</text:span></text:p>
                </text:list-item>
                <text:list-item>
                  <text:p text:style-name="P78"><text:span text:style-name="T30">&lt;?a-</text:span><text:span text:style-name="T40">1</text:span><text:span text:style-name="T30">&gt;個體的層級法則的下限 是 </text:span><text:span text:style-name="T29">第零層級法則。</text:span></text:p>
                </text:list-item>
                <text:list-item>
                  <text:p text:style-name="P43"><text:span text:style-name="T30">明顯例子，&lt;?a&gt;個體 是 光粒子個體</text:span><text:span text:style-name="T90">。</text:span></text:p>
                </text:list-item>
                <text:list-item>
                  <text:p text:style-name="P44"><text:span text:style-name="T30">明顯例子，&lt;?a-</text:span><text:span text:style-name="T31">1</text:span><text:span text:style-name="T30">&gt;個體 是 光粒子個體的 動能個體</text:span><text:span text:style-name="T90">。</text:span></text:p>
                </text:list-item>
                <text:list-item>
                  <text:p text:style-name="P45"><text:span text:style-name="T30">明顯例子，&lt;?a-</text:span><text:span text:style-name="T31">1</text:span><text:span text:style-name="T30">&gt;個體變化 是 一元二次方程式</text:span><text:span text:style-name="T90">。</text:span></text:p>
                  <text:list>
                    <text:list-item>
                      <text:p text:style-name="P46"><text:span text:style-name="T30">原因很明顯，&lt;?a-</text:span><text:span text:style-name="T40">1</text:span><text:span text:style-name="T30">&gt;個體的層級法則的上限 是 第二層級法則。</text:span></text:p>
                      <text:list>
                        <text:list-item>
                          <text:p text:style-name="P79"><text:span text:style-name="T30">假定 &lt;?</text:span><text:span text:style-name="T42">x</text:span><text:span text:style-name="T41">&gt;</text:span><text:span text:style-name="T30">個體的層級法則的上限 是 第</text:span><text:span text:style-name="T42">y</text:span><text:span text:style-name="T30">層級法則。</text:span></text:p>
                          <text:list>
                            <text:list-item>
                              <text:p text:style-name="P124">&lt;?x&gt;個體變化 是 一元y次方程式。</text:p>
                            </text:list-item>
                            <text:list-item>
                              <text:p text:style-name="P125">&lt;?x&gt;個體運動 是 一元y次方程式。</text:p>
                            </text:list-item>
                            <text:list-item>
                              <text:p text:style-name="P126">抽象例子。</text:p>
                              <text:list>
                                <text:list-item>
                                  <text:p text:style-name="P154"><text:span text:style-name="T30">&lt;?x&gt;個體 是 f、某一（群）特定函數的集合</text:span><text:span text:style-name="T23">。</text:span></text:p>
                                </text:list-item>
                                <text:list-item>
                                  <text:p text:style-name="P127">f(y) 是 某一特定函數、一元y次方程式。</text:p>
                                </text:list-item>
                                <text:list-item>
                                  <text:p text:style-name="P155"><text:span text:style-name="T30">&lt;?x&gt;個體運動 是 f</text:span><text:span text:style-name="T23">(y)、</text:span><text:span text:style-name="T30">某一（群）特定函數</text:span><text:span text:style-name="T23">。</text:span></text:p>
                                  <text:list>
                                    <text:list-item>
                                      <text:p text:style-name="P126">一種運動 映射 某一特定函數。</text:p>
                                    </text:list-item>
                                    <text:list-item>
                                      <text:p text:style-name="P128">多種運動 有機率映射 同一個某一特定函數。</text:p>
                                    </text:list-item>
                                  </text:list>
                                </text:list-item>
                                <text:list-item>
                                  <text:p text:style-name="P156"><text:span text:style-name="T30">&lt;?x&gt;個體變化 是 f</text:span><text:span text:style-name="T23">(y)、</text:span><text:span text:style-name="T30">某一（群）特定函數</text:span><text:span text:style-name="T23">。</text:span></text:p>
                                  <text:list>
                                    <text:list-item>
                                      <text:p text:style-name="P129">一種變化 映射 某一特定函數。</text:p>
                                    </text:list-item>
                                    <text:list-item>
                                      <text:p text:style-name="P128">多種變化 有機率映射 同一個某一特定函數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7"><text:span text:style-name="T30">&lt;?a-</text:span><text:span text:style-name="T31">1</text:span><text:span text:style-name="T30">&gt;個體 有機率觀測到，&lt;?x&gt;個體 正在進行 位移、慣性、等速、等加速、自旋 運動</text:span><text:span text:style-name="T90">。</text:span></text:p>
                  <text:list>
                    <text:list-item>
                      <text:p text:style-name="P80"><text:span text:style-name="T30">a </text:span><text:span text:style-name="T32">&gt;= x &gt;= u。</text:span></text:p>
                    </text:list-item>
                    <text:list-item>
                      <text:p text:style-name="P130">明顯例子，位移 是 動能個體。</text:p>
                    </text:list-item>
                    <text:list-item>
                      <text:p text:style-name="P131">明顯例子，速度 是 動能個體變化。</text:p>
                    </text:list-item>
                    <text:list-item>
                      <text:p text:style-name="P131">明顯例子，加速度 是 動能個體變化變化。</text:p>
                    </text:list-item>
                    <text:list-item>
                      <text:p text:style-name="P131">明顯例子，自旋 是 動能個體角位移。</text:p>
                    </text:list-item>
                  </text:list>
                </text:list-item>
                <text:list-item>
                  <text:p text:style-name="P48"><text:span text:style-name="T30">&lt;?a-</text:span><text:span text:style-name="T31">1</text:span><text:span text:style-name="T30">&gt;個體 非監督式學習、</text:span><text:span text:style-name="T34">傳承、使用</text:span><text:span text:style-name="T30"> 位移、速度、加速度 定律</text:span><text:span text:style-name="T90">。</text:span></text:p>
                  <text:list>
                    <text:list-item>
                      <text:p text:style-name="P81"><text:span text:style-name="T30">傳承 是 </text:span><text:span text:style-name="T34">命名、描述、描繪、紀載、紀錄。</text:span><text:span text:style-name="T7">（名可名，非常名；道可道，非常道）</text:span></text:p>
                    </text:list-item>
                  </text:list>
                </text:list-item>
                <text:list-item>
                  <text:p text:style-name="P49"><text:span text:style-name="T30">&lt;?a-</text:span><text:span text:style-name="T31">1</text:span><text:span text:style-name="T30">&gt;個體 非監督式學習、傳承、使用 &lt;?</text:span><text:span text:style-name="T33">a&gt;個體 萬物法則、內部機制的投影、內部機制</text:span><text:span text:style-name="T90">。</text:span></text:p>
                </text:list-item>
                <text:list-item>
                  <text:p text:style-name="P50"><text:span text:style-name="T30">&lt;?a-</text:span><text:span text:style-name="T31">1</text:span><text:span text:style-name="T30">&gt;個體 使用 數學工具、偽數學工具，拓展出 尚未發現的 現象、定律、法則、存在</text:span><text:span text:style-name="T89">。</text:span></text:p>
                </text:list-item>
                <text:list-item>
                  <text:p text:style-name="P51"><text:span text:style-name="T30">&lt;?a-</text:span><text:span text:style-name="T31">1</text:span><text:span text:style-name="T30">&gt;個體 還沒有認知到 不同法則層級 之間，有 時間 這個共同點。</text:span></text:p>
                  <text:list>
                    <text:list-item>
                      <text:p text:style-name="P52"><text:span text:style-name="T30">&lt;?a-</text:span><text:span text:style-name="T31">1</text:span><text:span text:style-name="T30">&gt;個體 還沒有認知到，兩個連續不同法則層級 之間，時間 是 等距關係。</text:span></text:p>
                    </text:list-item>
                    <text:list-item>
                      <text:p text:style-name="P82"><text:span text:style-name="T30">&lt;?a-</text:span><text:span text:style-name="T31">1</text:span><text:span text:style-name="T30">&gt;個體 還沒有認知到，第（</text:span><text:span text:style-name="T35">x）層級法則 = </text:span><text:span text:style-name="T30">第（</text:span><text:span text:style-name="T36">x-</text:span><text:span text:style-name="T37">1</text:span><text:span text:style-name="T35">）層級法則 / 時間。</text:span></text:p>
                      <text:list>
                        <text:list-item>
                          <text:p text:style-name="P83"><text:span text:style-name="T35">n </text:span><text:span text:style-name="T38">&gt;</text:span><text:span text:style-name="T37">=</text:span><text:span text:style-name="T38"> x &gt;= 1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3"><text:span text:style-name="T30">&lt;?a-</text:span><text:span text:style-name="T31">1</text:span><text:span text:style-name="T30">&gt;個體（自身）可以做到 位移、速度、加速度、慣性、等速、等加速、自旋 運動</text:span><text:span text:style-name="T88">。</text:span></text:p>
                </text:list-item>
                <text:list-item>
                  <text:p text:style-name="P54"><text:span text:style-name="T30">&lt;?a-</text:span><text:span text:style-name="T31">1</text:span><text:span text:style-name="T30">&gt;個體（自身）無法做到 加加速度、加加加速度、加加加加速度、加加加加加速度。</text:span></text:p>
                </text:list-item>
                <text:list-item>
                  <text:p text:style-name="P55"><text:span text:style-name="T30">&lt;?a-</text:span><text:span text:style-name="T31">1</text:span><text:span text:style-name="T30">&gt;個體（自身）無法使用 加加速度、加加加速度、加加加加速度 定律。</text:span></text:p>
                  <text:list>
                    <text:list-item>
                      <text:p text:style-name="P132">原因很抽象，一元二次方程式 無法做到 三次方、四次方、五次方 的 變化、運動。</text:p>
                    </text:list-item>
                    <text:list-item>
                      <text:p text:style-name="P56"><text:span text:style-name="T43">抽象例子</text:span><text:span text:style-name="T30">，一元二次方程式 集合 有機率做到 特化型 三次方 的 變化、運動。</text:span></text:p>
                      <text:list>
                        <text:list-item>
                          <text:p text:style-name="P157"><text:span text:style-name="T30">&lt;?a-</text:span><text:span text:style-name="T31">1</text:span><text:span text:style-name="T30">&gt;個體的層級法則的上限 是 第二層級法則。</text:span></text:p>
                          <text:list>
                            <text:list-item>
                              <text:p text:style-name="P61"><text:span text:style-name="T30">&lt;?a-</text:span><text:span text:style-name="T31">1</text:span><text:span text:style-name="T30">&gt;個體 有機率做到 特化型 第三層級法則。</text:span></text:p>
                            </text:list-item>
                          </text:list>
                        </text:list-item>
                        <text:list-item>
                          <text:p text:style-name="P133">一元二次方程式 集合 </text:p>
                          <text:list>
                            <text:list-item>
                              <text:p text:style-name="P84"><text:span text:style-name="T46">A</text:span><text:span text:style-name="T44">x^2 + </text:span><text:span text:style-name="T46">B</text:span><text:span text:style-name="T44">x + C。</text:span></text:p>
                            </text:list-item>
                            <text:list-item>
                              <text:p text:style-name="P158"><text:span text:style-name="T46">A</text:span><text:span text:style-name="T23">x^2 + </text:span><text:span text:style-name="T46">D</text:span><text:span text:style-name="T23">x + </text:span><text:span text:style-name="T46">E</text:span><text:span text:style-name="T23">。</text:span></text:p>
                            </text:list-item>
                            <text:list-item>
                              <text:p text:style-name="P158"><text:span text:style-name="T46">A</text:span><text:span text:style-name="T23">x^2 + </text:span><text:span text:style-name="T46">F</text:span><text:span text:style-name="T23">x + </text:span><text:span text:style-name="T46">G</text:span><text:span text:style-name="T23">。</text:span></text:p>
                            </text:list-item>
                            <text:list-item>
                              <text:p text:style-name="P145">...</text:p>
                            </text:list-item>
                          </text:list>
                        </text:list-item>
                        <text:list-item>
                          <text:p text:style-name="P85"><text:span text:style-name="T30">&lt;?a-</text:span><text:span text:style-name="T31">1</text:span><text:span text:style-name="T30">&gt;個體 持續不斷 用 </text:span><text:span text:style-name="T44">x=</text:span><text:span text:style-name="T45">A，做到 </text:span><text:span text:style-name="T30">特化型 三次方 的 變化、運動</text:span><text:span text:style-name="T44">。</text:span></text:p>
                          <text:list>
                            <text:list-item>
                              <text:p text:style-name="P85"><text:span text:style-name="T46">A^</text:span><text:span text:style-name="T47">3</text:span><text:span text:style-name="T44"> + </text:span><text:span text:style-name="T46">B</text:span><text:span text:style-name="T44">A + C。</text:span></text:p>
                            </text:list-item>
                            <text:list-item>
                              <text:p text:style-name="P85"><text:span text:style-name="T46">A^</text:span><text:span text:style-name="T47">3</text:span><text:span text:style-name="T44"> + </text:span><text:span text:style-name="T46">D</text:span><text:span text:style-name="T44">A + </text:span><text:span text:style-name="T46">E</text:span><text:span text:style-name="T44">。</text:span></text:p>
                            </text:list-item>
                            <text:list-item>
                              <text:p text:style-name="P159"><text:span text:style-name="T46">A^</text:span><text:span text:style-name="T47">3</text:span><text:span text:style-name="T23"> + </text:span><text:span text:style-name="T46">F</text:span><text:span text:style-name="T47">A</text:span><text:span text:style-name="T23"> + </text:span><text:span text:style-name="T46">G</text:span><text:span text:style-name="T23">。</text:span></text:p>
                            </text:list-item>
                            <text:list-item>
                              <text:p text:style-name="P146">…</text:p>
                            </text:list-item>
                          </text:list>
                        </text:list-item>
                        <text:list-item>
                          <text:p text:style-name="P160"><text:span text:style-name="T46">瞬間做到 是</text:span><text:span text:style-name="T48">（</text:span><text:span text:style-name="T46">A^</text:span><text:span text:style-name="T47">3</text:span><text:span text:style-name="T23"> + </text:span><text:span text:style-name="T46">B</text:span><text:span text:style-name="T23">A + C）。</text:span></text:p>
                        </text:list-item>
                        <text:list-item>
                          <text:p text:style-name="P86"><text:span text:style-name="T46">趨近做到 是</text:span><text:span text:style-name="T48">（極端趨近於A的某一特定存在 * </text:span><text:span text:style-name="T46">A^</text:span><text:span text:style-name="T47">2</text:span><text:span text:style-name="T44"> + </text:span><text:span text:style-name="T46">B</text:span><text:span text:style-name="T44">A + C）。</text:span></text:p>
                        </text:list-item>
                        <text:list-item>
                          <text:p text:style-name="P161"><text:span text:style-name="T46">特化做到 是</text:span><text:span text:style-name="T48">（</text:span><text:span text:style-name="T46">A^</text:span><text:span text:style-name="T47">3</text:span><text:span text:style-name="T23"> + </text:span><text:span text:style-name="T46">B</text:span><text:span text:style-name="T23">A + C）→</text:span><text:span text:style-name="T48">（</text:span><text:span text:style-name="T46">A^</text:span><text:span text:style-name="T47">3</text:span><text:span text:style-name="T23"> + </text:span><text:span text:style-name="T46">D</text:span><text:span text:style-name="T23">A + </text:span><text:span text:style-name="T46">E</text:span><text:span text:style-name="T23">）→</text:span><text:span text:style-name="T48">（</text:span><text:span text:style-name="T46">A^</text:span><text:span text:style-name="T47">3</text:span><text:span text:style-name="T23"> + </text:span><text:span text:style-name="T46">F</text:span><text:span text:style-name="T47">A</text:span><text:span text:style-name="T23"> + </text:span><text:span text:style-name="T46">G</text:span><text:span text:style-name="T23">）→ …。</text:span></text:p>
                        </text:list-item>
                      </text:list>
                    </text:list-item>
                    <text:list-item>
                      <text:p text:style-name="P134">直到 &lt;?a&gt;個體的層級法則的上限 是 第三層級法則、第四層級法則、第五層級法則。</text:p>
                      <text:list>
                        <text:list-item>
                          <text:p text:style-name="P57"><text:span text:style-name="T30">直到 &lt;?a-</text:span><text:span text:style-name="T31">1</text:span><text:span text:style-name="T30">&gt;個體 的 本能、傳承 足夠高，自然而然的</text:span><text:span text:style-name="T39">使用</text:span><text:span text:style-name="T30"> 加加速度、加加加速度。</text:span></text:p>
                        </text:list-item>
                        <text:list-item>
                          <text:p text:style-name="P58"><text:span text:style-name="T30">直到 &lt;?a-</text:span><text:span text:style-name="T31">1</text:span><text:span text:style-name="T30">&gt;個體 的 本能、傳承 足夠高，非監督式學習 加加速度、加加加速度。</text:span></text:p>
                        </text:list-item>
                        <text:list-item>
                          <text:p text:style-name="P58"><text:span text:style-name="T43">抽象例子</text:span><text:span text:style-name="T30">，一元三次方程式 有機率做到 三次方 的 變化、運動。</text:span></text:p>
                        </text:list-item>
                      </text:list>
                    </text:list-item>
                    <text:list-item>
                      <text:p text:style-name="P135">直到 &lt;?a&gt;個體 的 本能，擁有 質量。</text:p>
                      <text:list>
                        <text:list-item>
                          <text:p text:style-name="P59"><text:span text:style-name="T30">直到 &lt;?a-</text:span><text:span text:style-name="T31">1</text:span><text:span text:style-name="T30">&gt;個體 的 本能、傳承，擁有 質量。</text:span></text:p>
                          <text:list>
                            <text:list-item>
                              <text:p text:style-name="P60"><text:span text:style-name="T30">直到 &lt;?a-</text:span><text:span text:style-name="T31">1</text:span><text:span text:style-name="T30">&gt;個體 自然而然的</text:span><text:span text:style-name="T39">使用、</text:span><text:span text:style-name="T30">非監督式學習，力、力變化、力變化變化。</text:span></text:p>
                            </text:list-item>
                          </text:list>
                        </text:list-item>
                        <text:list-item>
                          <text:p text:style-name="P87"><text:span text:style-name="T43">抽象例子</text:span><text:span text:style-name="T30">，多元二次方程式 有機率做到 特化型 三次方、四次方 的 變化、運動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6">第一層級法則 現象、明顯例子，（人類認定的）超能力、氣功、魔法、煉金術、神祕學、星船。</text:p>
              <text:list>
                <text:list-item>
                  <text:p text:style-name="P137">超能力 是 遙視、預言、瞬移、透視、意念力、穿越時間、穿越空間、意識層進入其他個體。</text:p>
                </text:list-item>
                <text:list-item>
                  <text:p text:style-name="P137">星船 是 外星、內星、船內、其他船外、其他船內、從其他&lt;?3&gt;個體傳遞過來的&lt;?2&gt;個體。</text:p>
                </text:list-item>
                <text:list-item>
                  <text:p text:style-name="P137">星船 是 飛碟、幻化、清醒型催眠、讀心、心靈感應、意識層竊聽、跳躍型旅行 科技。</text:p>
                  <text:list>
                    <text:list-item>
                      <text:p text:style-name="P137">跳躍型旅行 是，個體 移動 不是 連續、類比 型 移動、位移、旅行。</text:p>
                    </text:list-item>
                    <text:list-item>
                      <text:p text:style-name="P137">跳躍型旅行 是，個體 移動 是 非連續、數位 型 移動、位移、旅行。</text:p>
                      <text:list>
                        <text:list-item>
                          <text:p text:style-name="P137">原因很明顯，&lt;_?3_&gt;個體 不是 類比個體。</text:p>
                          <text:list>
                            <text:list-item>
                              <text:p text:style-name="P137">&lt;_?3_&gt;個體 是 數位個體。</text:p>
                            </text:list-item>
                            <text:list-item>
                              <text:p text:style-name="P138">&lt;?2&gt;個體 只要知道 該座標位置 當下的當下的 特徵，就能 跳躍型旅行。</text:p>
                              <text:list>
                                <text:list-item>
                                  <text:p text:style-name="P138">&lt;?2&gt;個體 透過 &lt;?3&gt;法則、&lt;_?3_&gt;個體的內部機制，順應自然 跳躍型旅行。</text:p>
                                </text:list-item>
                                <text:list-item>
                                  <text:p text:style-name="P138">&lt;?2&gt;個體 透過 &lt;?3&gt;法則、&lt;_?3_&gt;個體的內部機制，自然而然 跳躍型旅行。</text:p>
                                </text:list-item>
                                <text:list-item>
                                  <text:p text:style-name="P138">&lt;?2&gt;個體 透過 &lt;?3&gt;法則、&lt;_?3_&gt;個體的內部機制，理所當然 跳躍型旅行。</text:p>
                                </text:list-item>
                                <text:list-item>
                                  <text:p text:style-name="P137">明顯例子，共振、共鳴、共識、調頻、調變。</text:p>
                                </text:list-item>
                                <text:list-item>
                                  <text:p text:style-name="P137">&lt;?2&gt;個體 不能 信任 該特徵。</text:p>
                                </text:list-item>
                                <text:list-item>
                                  <text:p text:style-name="P137">原因很明顯，該特徵 有機率 被惡用，導致 跳躍過去的 &lt;?2&gt;個體 受害。</text:p>
                                </text:list-item>
                                <text:list-item>
                                  <text:p text:style-name="P137">該個體 在跳躍 之前，必須 偵查、反惡用、反反反惡用、反反反反反惡用。</text:p>
                                  <text:list>
                                    <text:list-item>
                                      <text:p text:style-name="P137">原因很明顯，敵個體、敵文明 有機率 惡用、反反惡用、反反反反惡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7">第一層級法則的 本質 的明顯例子，頻率、震動、共振、共鳴、共識、自然頻率、自然響應。</text:p>
                  <text:list>
                    <text:list-item>
                      <text:p text:style-name="P139">該個體 透過 本能、傳承，將 本質 轉變成、形成 現象、工具、新的本能、新的傳承。</text:p>
                      <text:list>
                        <text:list-item>
                          <text:p text:style-name="P140">本能、傳承 的明顯例子，非監督式學習、該個體（本身）、&lt;?a&gt;個體、&lt;_?a_&gt;個體。</text:p>
                          <text:list>
                            <text:list-item>
                              <text:p text:style-name="P140">n &gt;= a &gt;= u。</text:p>
                            </text:list-item>
                            <text:list-item>
                              <text:p text:style-name="P141">&lt;_?a_&gt;個體 是 蘊含 該個體 的 &lt;?a&gt;個體。</text:p>
                              <text:list>
                                <text:list-item>
                                  <text:p text:style-name="P141">&lt;?a&gt;個體的宗量層級 &gt; 該個體的宗量層級。</text:p>
                                </text:list-item>
                              </text:list>
                            </text:list-item>
                            <text:list-item>
                              <text:p text:style-name="P142">&lt;_?a_&gt;個體 是 被 該個體 蘊含 的 &lt;?a&gt;個體。</text:p>
                              <text:list>
                                <text:list-item>
                                  <text:p text:style-name="P142">&lt;?a&gt;個體的宗量層級 &lt; 該個體的宗量層級。</text:p>
                                </text:list-item>
                              </text:list>
                            </text:list-item>
                            <text:list-item>
                              <text:p text:style-name="P143">&lt;?a&gt;個體 是 機制、體制、系統、資源、紀載、紀錄、工具、感測、交互作用。</text:p>
                            </text:list-item>
                            <text:list-item>
                              <text:p text:style-name="P144">&lt;?a&gt;個體 是 新知生活化、文明、思想、決策、行動、宗教、信仰、文化、傳統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4">明顯例子，&lt;?<text:span text:style-name="T102">a&gt;流學。</text:span></text:p>
                      <text:list>
                        <text:list-item>
                          <text:p text:style-name="P147">n &gt;= a &gt;= u。</text:p>
                        </text:list-item>
                        <text:list-item>
                          <text:p text:style-name="P148">&lt;?<text:span text:style-name="T103">a&gt;流學 是 第a層級宗量的 某一特定宗量種類的 流學。</text:span></text:p>
                        </text:list-item>
                        <text:list-item>
                          <text:p text:style-name="P148">&lt;?a&gt;流學 是 &lt;?a&gt;頻率學、&lt;?a&gt;振盪學、&lt;?a&gt;振動學。</text:p>
                          <text:list>
                            <text:list-item>
                              <text:p text:style-name="P148">明顯例子，磁力。<text:span text:style-name="T104">（振盪、自振盪、自然頻率振盪 的，電 磁 光 力）</text:span></text:p>
                            </text:list-item>
                            <text:list-item>
                              <text:p text:style-name="P148">明顯例子，聲流學。</text:p>
                              <text:list>
                                <text:list-item>
                                  <text:p text:style-name="P149">明顯例子，聲音、音樂、（柔和的）古典樂。</text:p>
                                </text:list-item>
                              </text:list>
                            </text:list-item>
                            <text:list-item>
                              <text:p text:style-name="P148">明顯例子，土、水、風、火、電漿、力、光、磁、空間、頻率、文明、德 流學。</text:p>
                              <text:list>
                                <text:list-item>
                                  <text:p text:style-name="P150">土流學 是 固態 的 頻率學、振盪學、振動學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">明顯例子，醫學。</text:p>
              <text:list>
                <text:list-item>
                  <text:p text:style-name="P23">第零層級法則。</text:p>
                  <text:list>
                    <text:list-item>
                      <text:p text:style-name="P17">西醫。</text:p>
                      <text:list>
                        <text:list-item>
                          <text:p text:style-name="P18">發病、生病 之後，使用（身體 以外 的）藥物 對抗、攻擊 細菌、病毒、病灶。</text:p>
                          <text:list>
                            <text:list-item>
                              <text:p text:style-name="P17">明顯例子，西藥、化療、抗生素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">中醫。</text:p>
                      <text:list>
                        <text:list-item>
                          <text:p text:style-name="P17">日常、有發病跡象，調理身體、強化身體。</text:p>
                          <text:list>
                            <text:list-item>
                              <text:p text:style-name="P38"><text:span text:style-name="T79">調理 的 明顯例子，（保持、調整</text:span><text:span text:style-name="T105">（飲食）</text:span><text:span text:style-name="T79">攝取內容，讓 身體 的）電解質平衡。</text:span></text:p>
                              <text:list>
                                <text:list-item>
                                  <text:p text:style-name="P19">抽象例子，讓 暫態誤差的 存在時間 越短越好。</text:p>
                                  <text:list>
                                    <text:list-item>
                                      <text:p text:style-name="P20">明顯例子，睡醒之後、運動之後 突波型攝取、階梯型攝取 水分、營養。</text:p>
                                    </text:list-item>
                                  </text:list>
                                </text:list-item>
                                <text:list-item>
                                  <text:p text:style-name="P19">抽象例子，讓 穩態誤差 越小越好。</text:p>
                                  <text:list>
                                    <text:list-item>
                                      <text:p text:style-name="P20">明顯例子，日常生活 週期型攝取、有時型攝取 水分、營養。</text:p>
                                      <text:list>
                                        <text:list-item>
                                          <text:p text:style-name="P21">有時 是（約伯記 認定的）有時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發病、生病 之後，身體（本身）對抗 細菌、病毒、病灶。</text:p>
                          <text:list>
                            <text:list-item>
                              <text:p text:style-name="P20">明顯例子，中藥、藥材、（飲食）攝取內容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4">第一層級法則（以上）。</text:p>
                  <text:list>
                    <text:list-item>
                      <text:p text:style-name="P39"><text:span text:style-name="T85">（人類還沒有認知到該存在）</text:span><text:span text:style-name="T79">。</text:span></text:p>
                      <text:list>
                        <text:list-item>
                          <text:p text:style-name="P40"><text:span text:style-name="T79">日常、有發病跡象，調理身體、強化身體、優化身體。</text:span><text:span text:style-name="T17">（抽象例子，通用型）</text:span></text:p>
                        </text:list-item>
                        <text:list-item>
                          <text:p text:style-name="P41"><text:span text:style-name="T79">發病、生病 之後，把 細菌、病毒、病灶 變為 無害、友軍、自然消失。</text:span><text:span text:style-name="T17">（特化型）</text:span></text:p>
                          <text:list>
                            <text:list-item>
                              <text:p text:style-name="P42"><text:span text:style-name="T55">明顯例子，&lt;?a&gt;流學</text:span><text:span text:style-name="T79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09:29:45.749000000</dc:date>
    <meta:editing-duration>P11DT13H44M23S</meta:editing-duration>
    <meta:editing-cycles>7983</meta:editing-cycles>
    <meta:document-statistic meta:table-count="0" meta:image-count="0" meta:object-count="0" meta:page-count="1" meta:paragraph-count="373" meta:word-count="9115" meta:character-count="11492" meta:non-whitespace-character-count="10245"/>
  </office:meta>
</office:document-meta>
</file>